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2228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gramsInfo_Metr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M_RF_F1</text:p>
          </table:table-cell>
          <table:table-cell office:value-type="string" calcext:value-type="string">
            <text:p>MM_RF_SampleSplit</text:p>
          </table:table-cell>
          <table:table-cell office:value-type="string" calcext:value-type="string">
            <text:p>MM_DT_F1</text:p>
          </table:table-cell>
          <table:table-cell office:value-type="string" calcext:value-type="string">
            <text:p>MM_DT_SampleSplit</text:p>
          </table:table-cell>
          <table:table-cell office:value-type="string" calcext:value-type="string">
            <text:p>MM_KNN_F1</text:p>
          </table:table-cell>
          <table:table-cell office:value-type="string" calcext:value-type="string">
            <text:p>MM_KNN_SampleSplit</text:p>
          </table:table-cell>
          <table:table-cell office:value-type="string" calcext:value-type="string">
            <text:p>MM_SVM_F1</text:p>
          </table:table-cell>
          <table:table-cell office:value-type="string" calcext:value-type="string">
            <text:p>MM_LDA_F1</text:p>
          </table:table-cell>
          <table:table-cell office:value-type="string" calcext:value-type="string">
            <text:p>MM_LR_F1</text:p>
          </table:table-cell>
          <table:table-cell office:value-type="string" calcext:value-type="string">
            <text:p>MM_GNB_F1</text:p>
          </table:table-cell>
          <table:table-cell office:value-type="string" calcext:value-type="string">
            <text:p>EM_RF_F1</text:p>
          </table:table-cell>
          <table:table-cell office:value-type="string" calcext:value-type="string">
            <text:p>EM_RF_SampleSplit</text:p>
          </table:table-cell>
          <table:table-cell office:value-type="string" calcext:value-type="string">
            <text:p>EM_DT_F1</text:p>
          </table:table-cell>
          <table:table-cell office:value-type="string" calcext:value-type="string">
            <text:p>EM_DT_SampleSplit</text:p>
          </table:table-cell>
          <table:table-cell office:value-type="string" calcext:value-type="string">
            <text:p>EM_KNN_F1</text:p>
          </table:table-cell>
          <table:table-cell office:value-type="string" calcext:value-type="string">
            <text:p>EM_KNN_SampleSplit</text:p>
          </table:table-cell>
          <table:table-cell office:value-type="string" calcext:value-type="string">
            <text:p>EM_SVM_F1</text:p>
          </table:table-cell>
          <table:table-cell office:value-type="string" calcext:value-type="string">
            <text:p>EM_LDA_F1</text:p>
          </table:table-cell>
          <table:table-cell office:value-type="string" calcext:value-type="string">
            <text:p>EM_LR_F1</text:p>
          </table:table-cell>
          <table:table-cell office:value-type="string" calcext:value-type="string">
            <text:p>EM_GNB_F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82.5841533893536" calcext:value-type="float">
            <text:p>82.5841533893536</text:p>
          </table:table-cell>
          <table:table-cell office:value-type="float" office:value="5" calcext:value-type="float">
            <text:p>5</text:p>
          </table:table-cell>
          <table:table-cell office:value-type="float" office:value="80.4973613717617" calcext:value-type="float">
            <text:p>80.4973613717617</text:p>
          </table:table-cell>
          <table:table-cell office:value-type="float" office:value="15" calcext:value-type="float">
            <text:p>15</text:p>
          </table:table-cell>
          <table:table-cell office:value-type="float" office:value="70.8525692327695" calcext:value-type="float">
            <text:p>70.8525692327695</text:p>
          </table:table-cell>
          <table:table-cell office:value-type="float" office:value="1" calcext:value-type="float">
            <text:p>1</text:p>
          </table:table-cell>
          <table:table-cell office:value-type="float" office:value="87.0007413640617" calcext:value-type="float">
            <text:p>87.0007413640617</text:p>
          </table:table-cell>
          <table:table-cell office:value-type="float" office:value="82.0141931154167" calcext:value-type="float">
            <text:p>82.0141931154167</text:p>
          </table:table-cell>
          <table:table-cell office:value-type="float" office:value="86.4079974221799" calcext:value-type="float">
            <text:p>86.4079974221799</text:p>
          </table:table-cell>
          <table:table-cell office:value-type="float" office:value="73.5661383707673" calcext:value-type="float">
            <text:p>73.5661383707673</text:p>
          </table:table-cell>
          <table:table-cell office:value-type="float" office:value="89.3772355095885" calcext:value-type="float">
            <text:p>89.3772355095885</text:p>
          </table:table-cell>
          <table:table-cell office:value-type="float" office:value="15" calcext:value-type="float">
            <text:p>15</text:p>
          </table:table-cell>
          <table:table-cell office:value-type="float" office:value="83.9355988009239" calcext:value-type="float">
            <text:p>83.9355988009239</text:p>
          </table:table-cell>
          <table:table-cell office:value-type="float" office:value="35" calcext:value-type="float">
            <text:p>35</text:p>
          </table:table-cell>
          <table:table-cell office:value-type="float" office:value="68.2504848093083" calcext:value-type="float">
            <text:p>68.2504848093083</text:p>
          </table:table-cell>
          <table:table-cell office:value-type="float" office:value="11" calcext:value-type="float">
            <text:p>11</text:p>
          </table:table-cell>
          <table:table-cell office:value-type="float" office:value="84.1198830409357" calcext:value-type="float">
            <text:p>84.1198830409357</text:p>
          </table:table-cell>
          <table:table-cell office:value-type="float" office:value="89.837265675501" calcext:value-type="float">
            <text:p>89.837265675501</text:p>
          </table:table-cell>
          <table:table-cell office:value-type="float" office:value="88.9554154995332" calcext:value-type="float">
            <text:p>88.9554154995332</text:p>
          </table:table-cell>
          <table:table-cell office:value-type="float" office:value="86.4137672612905" calcext:value-type="float">
            <text:p>86.4137672612905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69.9569256852539" calcext:value-type="float">
            <text:p>69.9569256852539</text:p>
          </table:table-cell>
          <table:table-cell office:value-type="float" office:value="5" calcext:value-type="float">
            <text:p>5</text:p>
          </table:table-cell>
          <table:table-cell office:value-type="float" office:value="69.2391366803131" calcext:value-type="float">
            <text:p>69.2391366803131</text:p>
          </table:table-cell>
          <table:table-cell office:value-type="float" office:value="15" calcext:value-type="float">
            <text:p>15</text:p>
          </table:table-cell>
          <table:table-cell office:value-type="float" office:value="67.3317910160016" calcext:value-type="float">
            <text:p>67.3317910160016</text:p>
          </table:table-cell>
          <table:table-cell office:value-type="float" office:value="1" calcext:value-type="float">
            <text:p>1</text:p>
          </table:table-cell>
          <table:table-cell office:value-type="float" office:value="63.8949938949939" calcext:value-type="float">
            <text:p>63.8949938949939</text:p>
          </table:table-cell>
          <table:table-cell office:value-type="float" office:value="65.3925878043525" calcext:value-type="float">
            <text:p>65.3925878043525</text:p>
          </table:table-cell>
          <table:table-cell office:value-type="float" office:value="64.3431372549019" calcext:value-type="float">
            <text:p>64.3431372549019</text:p>
          </table:table-cell>
          <table:table-cell office:value-type="float" office:value="62.2212276214834" calcext:value-type="float">
            <text:p>62.2212276214834</text:p>
          </table:table-cell>
          <table:table-cell office:value-type="float" office:value="75.5600543247602" calcext:value-type="float">
            <text:p>75.5600543247602</text:p>
          </table:table-cell>
          <table:table-cell office:value-type="float" office:value="15" calcext:value-type="float">
            <text:p>15</text:p>
          </table:table-cell>
          <table:table-cell office:value-type="float" office:value="69.1666666666667" calcext:value-type="float">
            <text:p>69.1666666666667</text:p>
          </table:table-cell>
          <table:table-cell office:value-type="float" office:value="35" calcext:value-type="float">
            <text:p>35</text:p>
          </table:table-cell>
          <table:table-cell office:value-type="float" office:value="63.7857142857143" calcext:value-type="float">
            <text:p>63.7857142857143</text:p>
          </table:table-cell>
          <table:table-cell office:value-type="float" office:value="11" calcext:value-type="float">
            <text:p>11</text:p>
          </table:table-cell>
          <table:table-cell office:value-type="float" office:value="52.5894091288828" calcext:value-type="float">
            <text:p>52.5894091288828</text:p>
          </table:table-cell>
          <table:table-cell office:value-type="float" office:value="75.4648877094698" calcext:value-type="float">
            <text:p>75.4648877094698</text:p>
          </table:table-cell>
          <table:table-cell office:value-type="float" office:value="71.5403270619989" calcext:value-type="float">
            <text:p>71.5403270619989</text:p>
          </table:table-cell>
          <table:table-cell office:value-type="float" office:value="70.0045403871491" calcext:value-type="float">
            <text:p>70.0045403871491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68.7142857142857" calcext:value-type="float">
            <text:p>68.7142857142857</text:p>
          </table:table-cell>
          <table:table-cell office:value-type="float" office:value="5" calcext:value-type="float">
            <text:p>5</text:p>
          </table:table-cell>
          <table:table-cell office:value-type="float" office:value="83.952380952381" calcext:value-type="float">
            <text:p>83.952380952381</text:p>
          </table:table-cell>
          <table:table-cell office:value-type="float" office:value="15" calcext:value-type="float">
            <text:p>15</text:p>
          </table:table-cell>
          <table:table-cell office:value-type="float" office:value="50.6666666666667" calcext:value-type="float">
            <text:p>50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1.9949494949495" calcext:value-type="float">
            <text:p>71.9949494949495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76.9761904761905" calcext:value-type="float">
            <text:p>76.9761904761905</text:p>
          </table:table-cell>
          <table:table-cell office:value-type="float" office:value="72.4155844155844" calcext:value-type="float">
            <text:p>72.41558441558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5.5555555555556" calcext:value-type="float">
            <text:p>55.5555555555556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6.3333333333333" calcext:value-type="float">
            <text:p>76.3333333333333</text:p>
          </table:table-cell>
          <table:table-cell office:value-type="float" office:value="61.6666666666667" calcext:value-type="float">
            <text:p>61.6666666666667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2.6666666666667" calcext:value-type="float">
            <text:p>52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5.3333333333333" calcext:value-type="float">
            <text:p>85.3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55" calcext:value-type="float">
            <text:p>55</text:p>
          </table:table-cell>
          <table:table-cell office:value-type="float" office:value="86.3333333333333" calcext:value-type="float">
            <text:p>86.3333333333333</text:p>
          </table:table-cell>
          <table:table-cell office:value-type="float" office:value="50.6666666666667" calcext:value-type="float">
            <text:p>50.6666666666667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87.5" calcext:value-type="float">
            <text:p>87.5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9.2592592592593" calcext:value-type="float">
            <text:p>59.2592592592593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78.1947061505518" calcext:value-type="float">
            <text:p>78.1947061505518</text:p>
          </table:table-cell>
          <table:table-cell office:value-type="float" office:value="5" calcext:value-type="float">
            <text:p>5</text:p>
          </table:table-cell>
          <table:table-cell office:value-type="float" office:value="77.3460934447185" calcext:value-type="float">
            <text:p>77.3460934447185</text:p>
          </table:table-cell>
          <table:table-cell office:value-type="float" office:value="15" calcext:value-type="float">
            <text:p>15</text:p>
          </table:table-cell>
          <table:table-cell office:value-type="float" office:value="69.5535685437291" calcext:value-type="float">
            <text:p>69.5535685437291</text:p>
          </table:table-cell>
          <table:table-cell office:value-type="float" office:value="1" calcext:value-type="float">
            <text:p>1</text:p>
          </table:table-cell>
          <table:table-cell office:value-type="float" office:value="71.7391852214805" calcext:value-type="float">
            <text:p>71.7391852214805</text:p>
          </table:table-cell>
          <table:table-cell office:value-type="float" office:value="72.7195750018815" calcext:value-type="float">
            <text:p>72.7195750018815</text:p>
          </table:table-cell>
          <table:table-cell office:value-type="float" office:value="67.1789587604651" calcext:value-type="float">
            <text:p>67.1789587604651</text:p>
          </table:table-cell>
          <table:table-cell office:value-type="float" office:value="72.4645301136067" calcext:value-type="float">
            <text:p>72.4645301136067</text:p>
          </table:table-cell>
          <table:table-cell office:value-type="float" office:value="82.4631842075166" calcext:value-type="float">
            <text:p>82.4631842075166</text:p>
          </table:table-cell>
          <table:table-cell office:value-type="float" office:value="15" calcext:value-type="float">
            <text:p>15</text:p>
          </table:table-cell>
          <table:table-cell office:value-type="float" office:value="83.7435677497597" calcext:value-type="float">
            <text:p>83.7435677497597</text:p>
          </table:table-cell>
          <table:table-cell office:value-type="float" office:value="35" calcext:value-type="float">
            <text:p>35</text:p>
          </table:table-cell>
          <table:table-cell office:value-type="float" office:value="81.9166471213685" calcext:value-type="float">
            <text:p>81.9166471213685</text:p>
          </table:table-cell>
          <table:table-cell office:value-type="float" office:value="11" calcext:value-type="float">
            <text:p>11</text:p>
          </table:table-cell>
          <table:table-cell office:value-type="float" office:value="79.8876045153268" calcext:value-type="float">
            <text:p>79.8876045153268</text:p>
          </table:table-cell>
          <table:table-cell office:value-type="float" office:value="80.1348178824959" calcext:value-type="float">
            <text:p>80.1348178824959</text:p>
          </table:table-cell>
          <table:table-cell office:value-type="float" office:value="80.9687296154639" calcext:value-type="float">
            <text:p>80.9687296154639</text:p>
          </table:table-cell>
          <table:table-cell office:value-type="float" office:value="74.4510457499722" calcext:value-type="float">
            <text:p>74.4510457499722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79.3672438672439" calcext:value-type="float">
            <text:p>79.3672438672439</text:p>
          </table:table-cell>
          <table:table-cell office:value-type="float" office:value="15" calcext:value-type="float">
            <text:p>15</text:p>
          </table:table-cell>
          <table:table-cell office:value-type="float" office:value="87.3037518037518" calcext:value-type="float">
            <text:p>87.3037518037518</text:p>
          </table:table-cell>
          <table:table-cell office:value-type="float" office:value="35" calcext:value-type="float">
            <text:p>35</text:p>
          </table:table-cell>
          <table:table-cell office:value-type="float" office:value="83.1367521367521" calcext:value-type="float">
            <text:p>83.1367521367521</text:p>
          </table:table-cell>
          <table:table-cell office:value-type="float" office:value="11" calcext:value-type="float">
            <text:p>11</text:p>
          </table:table-cell>
          <table:table-cell office:value-type="float" office:value="64.1017316017316" calcext:value-type="float">
            <text:p>64.1017316017316</text:p>
          </table:table-cell>
          <table:table-cell office:value-type="float" office:value="88.1421356421356" calcext:value-type="float">
            <text:p>88.1421356421356</text:p>
          </table:table-cell>
          <table:table-cell office:value-type="float" office:value="83.9004329004329" calcext:value-type="float">
            <text:p>83.9004329004329</text:p>
          </table:table-cell>
          <table:table-cell office:value-type="float" office:value="75.5772005772006" calcext:value-type="float">
            <text:p>75.5772005772006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70.7380952380952" calcext:value-type="float">
            <text:p>70.7380952380952</text:p>
          </table:table-cell>
          <table:table-cell office:value-type="float" office:value="5" calcext:value-type="float">
            <text:p>5</text:p>
          </table:table-cell>
          <table:table-cell office:value-type="float" office:value="76.8095238095238" calcext:value-type="float">
            <text:p>76.8095238095238</text:p>
          </table:table-cell>
          <table:table-cell office:value-type="float" office:value="15" calcext:value-type="float">
            <text:p>15</text:p>
          </table:table-cell>
          <table:table-cell office:value-type="float" office:value="49.0952380952381" calcext:value-type="float">
            <text:p>49.0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72.5238095238095" calcext:value-type="float">
            <text:p>72.5238095238095</text:p>
          </table:table-cell>
          <table:table-cell office:value-type="float" office:value="53.2142857142857" calcext:value-type="float">
            <text:p>53.2142857142857</text:p>
          </table:table-cell>
          <table:table-cell office:value-type="float" office:value="61.7619047619048" calcext:value-type="float">
            <text:p>61.7619047619048</text:p>
          </table:table-cell>
          <table:table-cell office:value-type="float" office:value="55" calcext:value-type="float">
            <text:p>5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2.5" calcext:value-type="float">
            <text:p>62.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5" calcext:value-type="float">
            <text:p>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9" calcext:value-type="float">
            <text:p>9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6.6666666666667" calcext:value-type="float">
            <text:p>46.6666666666667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8.1428571428571" calcext:value-type="float">
            <text:p>68.1428571428571</text:p>
          </table:table-cell>
          <table:table-cell office:value-type="float" office:value="5" calcext:value-type="float">
            <text:p>5</text:p>
          </table:table-cell>
          <table:table-cell office:value-type="float" office:value="73.1666666666667" calcext:value-type="float">
            <text:p>73.1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53.6666666666667" calcext:value-type="float">
            <text:p>53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43.047619047619" calcext:value-type="float">
            <text:p>43.047619047619</text:p>
          </table:table-cell>
          <table:table-cell office:value-type="float" office:value="80.0714285714286" calcext:value-type="float">
            <text:p>80.0714285714286</text:p>
          </table:table-cell>
          <table:table-cell office:value-type="float" office:value="47.1666666666667" calcext:value-type="float">
            <text:p>47.1666666666667</text:p>
          </table:table-cell>
          <table:table-cell office:value-type="float" office:value="64.5714285714286" calcext:value-type="float">
            <text:p>64.5714285714286</text:p>
          </table:table-cell>
          <table:table-cell office:value-type="float" office:value="80.487479840421" calcext:value-type="float">
            <text:p>80.487479840421</text:p>
          </table:table-cell>
          <table:table-cell office:value-type="float" office:value="15" calcext:value-type="float">
            <text:p>15</text:p>
          </table:table-cell>
          <table:table-cell office:value-type="float" office:value="80.5081759074894" calcext:value-type="float">
            <text:p>80.5081759074894</text:p>
          </table:table-cell>
          <table:table-cell office:value-type="float" office:value="35" calcext:value-type="float">
            <text:p>35</text:p>
          </table:table-cell>
          <table:table-cell office:value-type="float" office:value="72.0493673441917" calcext:value-type="float">
            <text:p>72.0493673441917</text:p>
          </table:table-cell>
          <table:table-cell office:value-type="float" office:value="11" calcext:value-type="float">
            <text:p>11</text:p>
          </table:table-cell>
          <table:table-cell office:value-type="float" office:value="63.3887517711047" calcext:value-type="float">
            <text:p>63.3887517711047</text:p>
          </table:table-cell>
          <table:table-cell office:value-type="float" office:value="80.59801782325" calcext:value-type="float">
            <text:p>80.59801782325</text:p>
          </table:table-cell>
          <table:table-cell office:value-type="float" office:value="83.2587719298246" calcext:value-type="float">
            <text:p>83.2587719298246</text:p>
          </table:table-cell>
          <table:table-cell office:value-type="float" office:value="75.5123586558369" calcext:value-type="float">
            <text:p>75.5123586558369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61.2857142857143" calcext:value-type="float">
            <text:p>61.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55.8730158730159" calcext:value-type="float">
            <text:p>55.8730158730159</text:p>
          </table:table-cell>
          <table:table-cell office:value-type="float" office:value="15" calcext:value-type="float">
            <text:p>15</text:p>
          </table:table-cell>
          <table:table-cell office:value-type="float" office:value="51.7777777777778" calcext:value-type="float">
            <text:p>51.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73.2720057720058" calcext:value-type="float">
            <text:p>73.2720057720058</text:p>
          </table:table-cell>
          <table:table-cell office:value-type="float" office:value="61.0476190476191" calcext:value-type="float">
            <text:p>61.0476190476191</text:p>
          </table:table-cell>
          <table:table-cell office:value-type="float" office:value="69.7748917748918" calcext:value-type="float">
            <text:p>69.7748917748918</text:p>
          </table:table-cell>
          <table:table-cell office:value-type="float" office:value="20.3333333333333" calcext:value-type="float">
            <text:p>20.3333333333333</text:p>
          </table:table-cell>
          <table:table-cell office:value-type="float" office:value="72.6723276723277" calcext:value-type="float">
            <text:p>72.6723276723277</text:p>
          </table:table-cell>
          <table:table-cell office:value-type="float" office:value="15" calcext:value-type="float">
            <text:p>15</text:p>
          </table:table-cell>
          <table:table-cell office:value-type="float" office:value="66.989010989011" calcext:value-type="float">
            <text:p>66.989010989011</text:p>
          </table:table-cell>
          <table:table-cell office:value-type="float" office:value="35" calcext:value-type="float">
            <text:p>35</text:p>
          </table:table-cell>
          <table:table-cell office:value-type="float" office:value="56.0638250638251" calcext:value-type="float">
            <text:p>56.0638250638251</text:p>
          </table:table-cell>
          <table:table-cell office:value-type="float" office:value="11" calcext:value-type="float">
            <text:p>11</text:p>
          </table:table-cell>
          <table:table-cell office:value-type="float" office:value="62.4530404236287" calcext:value-type="float">
            <text:p>62.4530404236287</text:p>
          </table:table-cell>
          <table:table-cell office:value-type="float" office:value="77.3656343656344" calcext:value-type="float">
            <text:p>77.3656343656344</text:p>
          </table:table-cell>
          <table:table-cell office:value-type="float" office:value="73.53219003219" calcext:value-type="float">
            <text:p>73.53219003219</text:p>
          </table:table-cell>
          <table:table-cell office:value-type="float" office:value="78.4269553975436" calcext:value-type="float">
            <text:p>78.4269553975436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80.859173625764" calcext:value-type="float">
            <text:p>80.859173625764</text:p>
          </table:table-cell>
          <table:table-cell office:value-type="float" office:value="5" calcext:value-type="float">
            <text:p>5</text:p>
          </table:table-cell>
          <table:table-cell office:value-type="float" office:value="78.3787878787879" calcext:value-type="float">
            <text:p>78.3787878787879</text:p>
          </table:table-cell>
          <table:table-cell office:value-type="float" office:value="15" calcext:value-type="float">
            <text:p>15</text:p>
          </table:table-cell>
          <table:table-cell office:value-type="float" office:value="70.3732057416268" calcext:value-type="float">
            <text:p>70.3732057416268</text:p>
          </table:table-cell>
          <table:table-cell office:value-type="float" office:value="1" calcext:value-type="float">
            <text:p>1</text:p>
          </table:table-cell>
          <table:table-cell office:value-type="float" office:value="73.892362658953" calcext:value-type="float">
            <text:p>73.892362658953</text:p>
          </table:table-cell>
          <table:table-cell office:value-type="float" office:value="78.8320447668274" calcext:value-type="float">
            <text:p>78.8320447668274</text:p>
          </table:table-cell>
          <table:table-cell office:value-type="float" office:value="80.2051531992036" calcext:value-type="float">
            <text:p>80.2051531992036</text:p>
          </table:table-cell>
          <table:table-cell office:value-type="float" office:value="25.1930618401207" calcext:value-type="float">
            <text:p>25.1930618401207</text:p>
          </table:table-cell>
          <table:table-cell office:value-type="float" office:value="72.1718288591354" calcext:value-type="float">
            <text:p>72.1718288591354</text:p>
          </table:table-cell>
          <table:table-cell office:value-type="float" office:value="15" calcext:value-type="float">
            <text:p>15</text:p>
          </table:table-cell>
          <table:table-cell office:value-type="float" office:value="76.4387293992557" calcext:value-type="float">
            <text:p>76.4387293992557</text:p>
          </table:table-cell>
          <table:table-cell office:value-type="float" office:value="35" calcext:value-type="float">
            <text:p>35</text:p>
          </table:table-cell>
          <table:table-cell office:value-type="float" office:value="39.1101055806938" calcext:value-type="float">
            <text:p>39.1101055806938</text:p>
          </table:table-cell>
          <table:table-cell office:value-type="float" office:value="11" calcext:value-type="float">
            <text:p>11</text:p>
          </table:table-cell>
          <table:table-cell office:value-type="float" office:value="62.3027175782594" calcext:value-type="float">
            <text:p>62.3027175782594</text:p>
          </table:table-cell>
          <table:table-cell office:value-type="float" office:value="74.2144838380536" calcext:value-type="float">
            <text:p>74.2144838380536</text:p>
          </table:table-cell>
          <table:table-cell office:value-type="float" office:value="74.5734054387305" calcext:value-type="float">
            <text:p>74.5734054387305</text:p>
          </table:table-cell>
          <table:table-cell office:value-type="float" office:value="75.7902289337072" calcext:value-type="float">
            <text:p>75.7902289337072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5" calcext:value-type="float">
            <text:p>15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9" calcext:value-type="float">
            <text:p>9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29.6296296296296" calcext:value-type="float">
            <text:p>29.6296296296296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80.9133159915769" calcext:value-type="float">
            <text:p>80.9133159915769</text:p>
          </table:table-cell>
          <table:table-cell office:value-type="float" office:value="5" calcext:value-type="float">
            <text:p>5</text:p>
          </table:table-cell>
          <table:table-cell office:value-type="float" office:value="80.8144461901583" calcext:value-type="float">
            <text:p>80.8144461901583</text:p>
          </table:table-cell>
          <table:table-cell office:value-type="float" office:value="15" calcext:value-type="float">
            <text:p>15</text:p>
          </table:table-cell>
          <table:table-cell office:value-type="float" office:value="74.176026416806" calcext:value-type="float">
            <text:p>74.176026416806</text:p>
          </table:table-cell>
          <table:table-cell office:value-type="float" office:value="1" calcext:value-type="float">
            <text:p>1</text:p>
          </table:table-cell>
          <table:table-cell office:value-type="float" office:value="66.1570418711723" calcext:value-type="float">
            <text:p>66.1570418711723</text:p>
          </table:table-cell>
          <table:table-cell office:value-type="float" office:value="79.1563923531665" calcext:value-type="float">
            <text:p>79.1563923531665</text:p>
          </table:table-cell>
          <table:table-cell office:value-type="float" office:value="79.5092604294568" calcext:value-type="float">
            <text:p>79.5092604294568</text:p>
          </table:table-cell>
          <table:table-cell office:value-type="float" office:value="67.2367453335195" calcext:value-type="float">
            <text:p>67.2367453335195</text:p>
          </table:table-cell>
          <table:table-cell office:value-type="float" office:value="78.0363483846521" calcext:value-type="float">
            <text:p>78.0363483846521</text:p>
          </table:table-cell>
          <table:table-cell office:value-type="float" office:value="15" calcext:value-type="float">
            <text:p>15</text:p>
          </table:table-cell>
          <table:table-cell office:value-type="float" office:value="72.814862556798" calcext:value-type="float">
            <text:p>72.814862556798</text:p>
          </table:table-cell>
          <table:table-cell office:value-type="float" office:value="35" calcext:value-type="float">
            <text:p>35</text:p>
          </table:table-cell>
          <table:table-cell office:value-type="float" office:value="71.9507677096109" calcext:value-type="float">
            <text:p>71.9507677096109</text:p>
          </table:table-cell>
          <table:table-cell office:value-type="float" office:value="11" calcext:value-type="float">
            <text:p>11</text:p>
          </table:table-cell>
          <table:table-cell office:value-type="float" office:value="72.1126287505598" calcext:value-type="float">
            <text:p>72.1126287505598</text:p>
          </table:table-cell>
          <table:table-cell office:value-type="float" office:value="79.6250800871769" calcext:value-type="float">
            <text:p>79.6250800871769</text:p>
          </table:table-cell>
          <table:table-cell office:value-type="float" office:value="76.3136963559655" calcext:value-type="float">
            <text:p>76.3136963559655</text:p>
          </table:table-cell>
          <table:table-cell office:value-type="float" office:value="67.8949790047351" calcext:value-type="float">
            <text:p>67.894979004735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70.2380952380952" calcext:value-type="float">
            <text:p>70.2380952380952</text:p>
          </table:table-cell>
          <table:table-cell office:value-type="float" office:value="5" calcext:value-type="float">
            <text:p>5</text:p>
          </table:table-cell>
          <table:table-cell office:value-type="float" office:value="76.4047619047619" calcext:value-type="float">
            <text:p>76.4047619047619</text:p>
          </table:table-cell>
          <table:table-cell office:value-type="float" office:value="15" calcext:value-type="float">
            <text:p>15</text:p>
          </table:table-cell>
          <table:table-cell office:value-type="float" office:value="70.8571428571428" calcext:value-type="float">
            <text:p>70.8571428571428</text:p>
          </table:table-cell>
          <table:table-cell office:value-type="float" office:value="1" calcext:value-type="float">
            <text:p>1</text:p>
          </table:table-cell>
          <table:table-cell office:value-type="float" office:value="68.5952380952381" calcext:value-type="float">
            <text:p>68.5952380952381</text:p>
          </table:table-cell>
          <table:table-cell office:value-type="float" office:value="67.0476190476191" calcext:value-type="float">
            <text:p>67.0476190476191</text:p>
          </table:table-cell>
          <table:table-cell office:value-type="float" office:value="74.2857142857143" calcext:value-type="float">
            <text:p>74.2857142857143</text:p>
          </table:table-cell>
          <table:table-cell office:value-type="float" office:value="73.3571428571429" calcext:value-type="float">
            <text:p>73.3571428571429</text:p>
          </table:table-cell>
          <table:table-cell office:value-type="float" office:value="74.6190476190476" calcext:value-type="float">
            <text:p>74.6190476190476</text:p>
          </table:table-cell>
          <table:table-cell office:value-type="float" office:value="15" calcext:value-type="float">
            <text:p>15</text:p>
          </table:table-cell>
          <table:table-cell office:value-type="float" office:value="89.3095238095238" calcext:value-type="float">
            <text:p>89.3095238095238</text:p>
          </table:table-cell>
          <table:table-cell office:value-type="float" office:value="35" calcext:value-type="float">
            <text:p>35</text:p>
          </table:table-cell>
          <table:table-cell office:value-type="float" office:value="79.5714285714286" calcext:value-type="float">
            <text:p>79.5714285714286</text:p>
          </table:table-cell>
          <table:table-cell office:value-type="float" office:value="11" calcext:value-type="float">
            <text:p>11</text:p>
          </table:table-cell>
          <table:table-cell office:value-type="float" office:value="72.3333333333333" calcext:value-type="float">
            <text:p>72.3333333333333</text:p>
          </table:table-cell>
          <table:table-cell office:value-type="float" office:value="72.0981240981241" calcext:value-type="float">
            <text:p>72.0981240981241</text:p>
          </table:table-cell>
          <table:table-cell office:value-type="float" office:value="81.5476190476191" calcext:value-type="float">
            <text:p>81.5476190476191</text:p>
          </table:table-cell>
          <table:table-cell office:value-type="float" office:value="79.2698412698413" calcext:value-type="float">
            <text:p>79.2698412698413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7.5" calcext:value-type="float">
            <text:p>37.5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59.6389313301078" calcext:value-type="float">
            <text:p>59.6389313301078</text:p>
          </table:table-cell>
          <table:table-cell office:value-type="float" office:value="15" calcext:value-type="float">
            <text:p>15</text:p>
          </table:table-cell>
          <table:table-cell office:value-type="float" office:value="53.4615384615385" calcext:value-type="float">
            <text:p>53.4615384615385</text:p>
          </table:table-cell>
          <table:table-cell office:value-type="float" office:value="35" calcext:value-type="float">
            <text:p>35</text:p>
          </table:table-cell>
          <table:table-cell office:value-type="float" office:value="41.5151515151515" calcext:value-type="float">
            <text:p>41.5151515151515</text:p>
          </table:table-cell>
          <table:table-cell office:value-type="float" office:value="11" calcext:value-type="float">
            <text:p>11</text:p>
          </table:table-cell>
          <table:table-cell office:value-type="float" office:value="65.8173374613003" calcext:value-type="float">
            <text:p>65.8173374613003</text:p>
          </table:table-cell>
          <table:table-cell office:value-type="float" office:value="55.0673264643853" calcext:value-type="float">
            <text:p>55.0673264643853</text:p>
          </table:table-cell>
          <table:table-cell office:value-type="float" office:value="64.2661847955966" calcext:value-type="float">
            <text:p>64.2661847955966</text:p>
          </table:table-cell>
          <table:table-cell office:value-type="float" office:value="63.7316821465428" calcext:value-type="float">
            <text:p>63.73168214654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5" calcext:value-type="float">
            <text:p>5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15" calcext:value-type="float">
            <text:p>15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9" calcext:value-type="float">
            <text:p>9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59.2592592592593" calcext:value-type="float">
            <text:p>59.2592592592593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72.2222222222222" calcext:value-type="float">
            <text:p>72.2222222222222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84.2380952380952" calcext:value-type="float">
            <text:p>84.2380952380952</text:p>
          </table:table-cell>
          <table:table-cell office:value-type="float" office:value="5" calcext:value-type="float">
            <text:p>5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69.2380952380952" calcext:value-type="float">
            <text:p>69.2380952380952</text:p>
          </table:table-cell>
          <table:table-cell office:value-type="float" office:value="1" calcext:value-type="float">
            <text:p>1</text:p>
          </table:table-cell>
          <table:table-cell office:value-type="float" office:value="72.2857142857143" calcext:value-type="float">
            <text:p>72.2857142857143</text:p>
          </table:table-cell>
          <table:table-cell office:value-type="float" office:value="87.8095238095238" calcext:value-type="float">
            <text:p>87.8095238095238</text:p>
          </table:table-cell>
          <table:table-cell office:value-type="float" office:value="84.6666666666667" calcext:value-type="float">
            <text:p>84.6666666666667</text:p>
          </table:table-cell>
          <table:table-cell office:value-type="float" office:value="73.6666666666667" calcext:value-type="float">
            <text:p>73.6666666666667</text:p>
          </table:table-cell>
          <table:table-cell office:value-type="float" office:value="78.1062091503268" calcext:value-type="float">
            <text:p>78.1062091503268</text:p>
          </table:table-cell>
          <table:table-cell office:value-type="float" office:value="15" calcext:value-type="float">
            <text:p>15</text:p>
          </table:table-cell>
          <table:table-cell office:value-type="float" office:value="79.9842118665648" calcext:value-type="float">
            <text:p>79.9842118665648</text:p>
          </table:table-cell>
          <table:table-cell office:value-type="float" office:value="35" calcext:value-type="float">
            <text:p>35</text:p>
          </table:table-cell>
          <table:table-cell office:value-type="float" office:value="66.7124542124542" calcext:value-type="float">
            <text:p>66.7124542124542</text:p>
          </table:table-cell>
          <table:table-cell office:value-type="float" office:value="11" calcext:value-type="float">
            <text:p>11</text:p>
          </table:table-cell>
          <table:table-cell office:value-type="float" office:value="77.6490176490176" calcext:value-type="float">
            <text:p>77.6490176490176</text:p>
          </table:table-cell>
          <table:table-cell office:value-type="float" office:value="79.7267830209007" calcext:value-type="float">
            <text:p>79.7267830209007</text:p>
          </table:table-cell>
          <table:table-cell office:value-type="float" office:value="66.2087912087912" calcext:value-type="float">
            <text:p>66.2087912087912</text:p>
          </table:table-cell>
          <table:table-cell office:value-type="float" office:value="73.8532611366438" calcext:value-type="float">
            <text:p>73.853261136643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71.4803553000147" calcext:value-type="float">
            <text:p>71.4803553000147</text:p>
          </table:table-cell>
          <table:table-cell office:value-type="float" office:value="15" calcext:value-type="float">
            <text:p>15</text:p>
          </table:table-cell>
          <table:table-cell office:value-type="float" office:value="73.5210821170574" calcext:value-type="float">
            <text:p>73.5210821170574</text:p>
          </table:table-cell>
          <table:table-cell office:value-type="float" office:value="35" calcext:value-type="float">
            <text:p>35</text:p>
          </table:table-cell>
          <table:table-cell office:value-type="float" office:value="67.8511087295917" calcext:value-type="float">
            <text:p>67.8511087295917</text:p>
          </table:table-cell>
          <table:table-cell office:value-type="float" office:value="11" calcext:value-type="float">
            <text:p>11</text:p>
          </table:table-cell>
          <table:table-cell office:value-type="float" office:value="73.5618221647633" calcext:value-type="float">
            <text:p>73.5618221647633</text:p>
          </table:table-cell>
          <table:table-cell office:value-type="float" office:value="77.3328305681247" calcext:value-type="float">
            <text:p>77.3328305681247</text:p>
          </table:table-cell>
          <table:table-cell office:value-type="float" office:value="72.9271708683473" calcext:value-type="float">
            <text:p>72.9271708683473</text:p>
          </table:table-cell>
          <table:table-cell office:value-type="float" office:value="70.2909530083443" calcext:value-type="float">
            <text:p>70.2909530083443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47.3333333333333" calcext:value-type="float">
            <text:p>47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6.3333333333333" calcext:value-type="float">
            <text:p>66.3333333333333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69.3333333333333" calcext:value-type="float">
            <text:p>69.3333333333333</text:p>
          </table:table-cell>
          <table:table-cell office:value-type="float" office:value="63" calcext:value-type="float">
            <text:p>63</text:p>
          </table:table-cell>
          <table:table-cell office:value-type="float" office:value="76.1746031746032" calcext:value-type="float">
            <text:p>76.1746031746032</text:p>
          </table:table-cell>
          <table:table-cell office:value-type="float" office:value="15" calcext:value-type="float">
            <text:p>15</text:p>
          </table:table-cell>
          <table:table-cell office:value-type="float" office:value="84.9047619047619" calcext:value-type="float">
            <text:p>84.9047619047619</text:p>
          </table:table-cell>
          <table:table-cell office:value-type="float" office:value="35" calcext:value-type="float">
            <text:p>35</text:p>
          </table:table-cell>
          <table:table-cell office:value-type="float" office:value="65.8333333333333" calcext:value-type="float">
            <text:p>65.8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78.6904761904762" calcext:value-type="float">
            <text:p>78.6904761904762</text:p>
          </table:table-cell>
          <table:table-cell office:value-type="float" office:value="72.987012987013" calcext:value-type="float">
            <text:p>72.987012987013</text:p>
          </table:table-cell>
          <table:table-cell office:value-type="float" office:value="80.1428571428571" calcext:value-type="float">
            <text:p>80.1428571428571</text:p>
          </table:table-cell>
          <table:table-cell office:value-type="float" office:value="72.7092352092352" calcext:value-type="float">
            <text:p>72.709235209235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54.6666666666667" calcext:value-type="float">
            <text:p>54.6666666666667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71.473427232345" calcext:value-type="float">
            <text:p>71.473427232345</text:p>
          </table:table-cell>
          <table:table-cell office:value-type="float" office:value="5" calcext:value-type="float">
            <text:p>5</text:p>
          </table:table-cell>
          <table:table-cell office:value-type="float" office:value="70.4291365669075" calcext:value-type="float">
            <text:p>70.4291365669075</text:p>
          </table:table-cell>
          <table:table-cell office:value-type="float" office:value="15" calcext:value-type="float">
            <text:p>15</text:p>
          </table:table-cell>
          <table:table-cell office:value-type="float" office:value="58.9631922944616" calcext:value-type="float">
            <text:p>58.9631922944616</text:p>
          </table:table-cell>
          <table:table-cell office:value-type="float" office:value="1" calcext:value-type="float">
            <text:p>1</text:p>
          </table:table-cell>
          <table:table-cell office:value-type="float" office:value="71.6645711776147" calcext:value-type="float">
            <text:p>71.6645711776147</text:p>
          </table:table-cell>
          <table:table-cell office:value-type="float" office:value="74.1845545235638" calcext:value-type="float">
            <text:p>74.1845545235638</text:p>
          </table:table-cell>
          <table:table-cell office:value-type="float" office:value="74.8699690402477" calcext:value-type="float">
            <text:p>74.8699690402477</text:p>
          </table:table-cell>
          <table:table-cell office:value-type="float" office:value="70.7752913752914" calcext:value-type="float">
            <text:p>70.7752913752914</text:p>
          </table:table-cell>
          <table:table-cell office:value-type="float" office:value="77.4402383111604" calcext:value-type="float">
            <text:p>77.4402383111604</text:p>
          </table:table-cell>
          <table:table-cell office:value-type="float" office:value="15" calcext:value-type="float">
            <text:p>15</text:p>
          </table:table-cell>
          <table:table-cell office:value-type="float" office:value="76.2646136379338" calcext:value-type="float">
            <text:p>76.2646136379338</text:p>
          </table:table-cell>
          <table:table-cell office:value-type="float" office:value="35" calcext:value-type="float">
            <text:p>35</text:p>
          </table:table-cell>
          <table:table-cell office:value-type="float" office:value="67.2996054322164" calcext:value-type="float">
            <text:p>67.2996054322164</text:p>
          </table:table-cell>
          <table:table-cell office:value-type="float" office:value="11" calcext:value-type="float">
            <text:p>11</text:p>
          </table:table-cell>
          <table:table-cell office:value-type="float" office:value="75.3286189456365" calcext:value-type="float">
            <text:p>75.3286189456365</text:p>
          </table:table-cell>
          <table:table-cell office:value-type="float" office:value="76.7527864016496" calcext:value-type="float">
            <text:p>76.7527864016496</text:p>
          </table:table-cell>
          <table:table-cell office:value-type="float" office:value="77.1522551446769" calcext:value-type="float">
            <text:p>77.1522551446769</text:p>
          </table:table-cell>
          <table:table-cell office:value-type="float" office:value="71.5865907025508" calcext:value-type="float">
            <text:p>71.5865907025508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58.3724053724054" calcext:value-type="float">
            <text:p>58.3724053724054</text:p>
          </table:table-cell>
          <table:table-cell office:value-type="float" office:value="5" calcext:value-type="float">
            <text:p>5</text:p>
          </table:table-cell>
          <table:table-cell office:value-type="float" office:value="63.6968586968587" calcext:value-type="float">
            <text:p>63.6968586968587</text:p>
          </table:table-cell>
          <table:table-cell office:value-type="float" office:value="15" calcext:value-type="float">
            <text:p>15</text:p>
          </table:table-cell>
          <table:table-cell office:value-type="float" office:value="54.5682095682096" calcext:value-type="float">
            <text:p>54.5682095682096</text:p>
          </table:table-cell>
          <table:table-cell office:value-type="float" office:value="1" calcext:value-type="float">
            <text:p>1</text:p>
          </table:table-cell>
          <table:table-cell office:value-type="float" office:value="53.9574314574315" calcext:value-type="float">
            <text:p>53.9574314574315</text:p>
          </table:table-cell>
          <table:table-cell office:value-type="float" office:value="72.6101055806938" calcext:value-type="float">
            <text:p>72.6101055806938</text:p>
          </table:table-cell>
          <table:table-cell office:value-type="float" office:value="61.9592352092352" calcext:value-type="float">
            <text:p>61.9592352092352</text:p>
          </table:table-cell>
          <table:table-cell office:value-type="float" office:value="68.0325311942959" calcext:value-type="float">
            <text:p>68.0325311942959</text:p>
          </table:table-cell>
          <table:table-cell office:value-type="float" office:value="66.3214840714841" calcext:value-type="float">
            <text:p>66.3214840714841</text:p>
          </table:table-cell>
          <table:table-cell office:value-type="float" office:value="15" calcext:value-type="float">
            <text:p>15</text:p>
          </table:table-cell>
          <table:table-cell office:value-type="float" office:value="74.3479853479854" calcext:value-type="float">
            <text:p>74.3479853479854</text:p>
          </table:table-cell>
          <table:table-cell office:value-type="float" office:value="35" calcext:value-type="float">
            <text:p>35</text:p>
          </table:table-cell>
          <table:table-cell office:value-type="float" office:value="40.0425685425685" calcext:value-type="float">
            <text:p>40.0425685425685</text:p>
          </table:table-cell>
          <table:table-cell office:value-type="float" office:value="11" calcext:value-type="float">
            <text:p>11</text:p>
          </table:table-cell>
          <table:table-cell office:value-type="float" office:value="53.7280497280497" calcext:value-type="float">
            <text:p>53.7280497280497</text:p>
          </table:table-cell>
          <table:table-cell office:value-type="float" office:value="67.0436785436785" calcext:value-type="float">
            <text:p>67.0436785436785</text:p>
          </table:table-cell>
          <table:table-cell office:value-type="float" office:value="66.0461205461206" calcext:value-type="float">
            <text:p>66.0461205461206</text:p>
          </table:table-cell>
          <table:table-cell office:value-type="float" office:value="62.2394957983193" calcext:value-type="float">
            <text:p>62.2394957983193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88.4841839447103" calcext:value-type="float">
            <text:p>88.4841839447103</text:p>
          </table:table-cell>
          <table:table-cell office:value-type="float" office:value="5" calcext:value-type="float">
            <text:p>5</text:p>
          </table:table-cell>
          <table:table-cell office:value-type="float" office:value="88.1135760524306" calcext:value-type="float">
            <text:p>88.1135760524306</text:p>
          </table:table-cell>
          <table:table-cell office:value-type="float" office:value="15" calcext:value-type="float">
            <text:p>15</text:p>
          </table:table-cell>
          <table:table-cell office:value-type="float" office:value="80.4611215126089" calcext:value-type="float">
            <text:p>80.4611215126089</text:p>
          </table:table-cell>
          <table:table-cell office:value-type="float" office:value="1" calcext:value-type="float">
            <text:p>1</text:p>
          </table:table-cell>
          <table:table-cell office:value-type="float" office:value="79.5899680030115" calcext:value-type="float">
            <text:p>79.5899680030115</text:p>
          </table:table-cell>
          <table:table-cell office:value-type="float" office:value="83.1886311143277" calcext:value-type="float">
            <text:p>83.1886311143277</text:p>
          </table:table-cell>
          <table:table-cell office:value-type="float" office:value="82.2346132128741" calcext:value-type="float">
            <text:p>82.2346132128741</text:p>
          </table:table-cell>
          <table:table-cell office:value-type="float" office:value="25.5165945165945" calcext:value-type="float">
            <text:p>25.5165945165945</text:p>
          </table:table-cell>
          <table:table-cell office:value-type="float" office:value="70.5714285714286" calcext:value-type="float">
            <text:p>70.5714285714286</text:p>
          </table:table-cell>
          <table:table-cell office:value-type="float" office:value="15" calcext:value-type="float">
            <text:p>15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35" calcext:value-type="float">
            <text:p>35</text:p>
          </table:table-cell>
          <table:table-cell office:value-type="float" office:value="73.0714285714286" calcext:value-type="float">
            <text:p>73.0714285714286</text:p>
          </table:table-cell>
          <table:table-cell office:value-type="float" office:value="11" calcext:value-type="float">
            <text:p>11</text:p>
          </table:table-cell>
          <table:table-cell office:value-type="float" office:value="63.5714285714286" calcext:value-type="float">
            <text:p>63.5714285714286</text:p>
          </table:table-cell>
          <table:table-cell office:value-type="float" office:value="70.1904761904762" calcext:value-type="float">
            <text:p>70.1904761904762</text:p>
          </table:table-cell>
          <table:table-cell office:value-type="float" office:value="82.0476190476191" calcext:value-type="float">
            <text:p>82.0476190476191</text:p>
          </table:table-cell>
          <table:table-cell office:value-type="float" office:value="66.0714285714286" calcext:value-type="float">
            <text:p>66.0714285714286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9.6666666666667" calcext:value-type="float">
            <text:p>69.66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77.3333333333333" calcext:value-type="float">
            <text:p>77.3333333333333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83.5714285714286" calcext:value-type="float">
            <text:p>83.5714285714286</text:p>
          </table:table-cell>
          <table:table-cell office:value-type="float" office:value="35" calcext:value-type="float">
            <text:p>35</text:p>
          </table:table-cell>
          <table:table-cell office:value-type="float" office:value="82.3333333333333" calcext:value-type="float">
            <text:p>82.3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82.2380952380953" calcext:value-type="float">
            <text:p>82.2380952380953</text:p>
          </table:table-cell>
          <table:table-cell office:value-type="float" office:value="80.5" calcext:value-type="float">
            <text:p>80.5</text:p>
          </table:table-cell>
          <table:table-cell office:value-type="float" office:value="79.5714285714286" calcext:value-type="float">
            <text:p>79.5714285714286</text:p>
          </table:table-cell>
          <table:table-cell office:value-type="float" office:value="68.3809523809524" calcext:value-type="float">
            <text:p>68.3809523809524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94.8634632554007" calcext:value-type="float">
            <text:p>94.8634632554007</text:p>
          </table:table-cell>
          <table:table-cell office:value-type="float" office:value="5" calcext:value-type="float">
            <text:p>5</text:p>
          </table:table-cell>
          <table:table-cell office:value-type="float" office:value="93.495832359544" calcext:value-type="float">
            <text:p>93.495832359544</text:p>
          </table:table-cell>
          <table:table-cell office:value-type="float" office:value="15" calcext:value-type="float">
            <text:p>15</text:p>
          </table:table-cell>
          <table:table-cell office:value-type="float" office:value="84.6064006166218" calcext:value-type="float">
            <text:p>84.6064006166218</text:p>
          </table:table-cell>
          <table:table-cell office:value-type="float" office:value="1" calcext:value-type="float">
            <text:p>1</text:p>
          </table:table-cell>
          <table:table-cell office:value-type="float" office:value="93.4384512600523" calcext:value-type="float">
            <text:p>93.4384512600523</text:p>
          </table:table-cell>
          <table:table-cell office:value-type="float" office:value="93.8417841323596" calcext:value-type="float">
            <text:p>93.8417841323596</text:p>
          </table:table-cell>
          <table:table-cell office:value-type="float" office:value="92.8653544264215" calcext:value-type="float">
            <text:p>92.8653544264215</text:p>
          </table:table-cell>
          <table:table-cell office:value-type="float" office:value="76.2097611962426" calcext:value-type="float">
            <text:p>76.2097611962426</text:p>
          </table:table-cell>
          <table:table-cell office:value-type="float" office:value="83.6752700724568" calcext:value-type="float">
            <text:p>83.6752700724568</text:p>
          </table:table-cell>
          <table:table-cell office:value-type="float" office:value="15" calcext:value-type="float">
            <text:p>15</text:p>
          </table:table-cell>
          <table:table-cell office:value-type="float" office:value="80.848334900351" calcext:value-type="float">
            <text:p>80.848334900351</text:p>
          </table:table-cell>
          <table:table-cell office:value-type="float" office:value="35" calcext:value-type="float">
            <text:p>35</text:p>
          </table:table-cell>
          <table:table-cell office:value-type="float" office:value="76.2457263006245" calcext:value-type="float">
            <text:p>76.2457263006245</text:p>
          </table:table-cell>
          <table:table-cell office:value-type="float" office:value="11" calcext:value-type="float">
            <text:p>11</text:p>
          </table:table-cell>
          <table:table-cell office:value-type="float" office:value="72.6247699008327" calcext:value-type="float">
            <text:p>72.6247699008327</text:p>
          </table:table-cell>
          <table:table-cell office:value-type="float" office:value="79.9160554677931" calcext:value-type="float">
            <text:p>79.9160554677931</text:p>
          </table:table-cell>
          <table:table-cell office:value-type="float" office:value="81.3358856016088" calcext:value-type="float">
            <text:p>81.3358856016088</text:p>
          </table:table-cell>
          <table:table-cell office:value-type="float" office:value="72.1983701086876" calcext:value-type="float">
            <text:p>72.1983701086876</text:p>
          </table:table-cell>
        </table:table-row>
      </table:table>
      <table:table table:name="ProgramsInfo_Inf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ne of Code</text:p>
          </table:table-cell>
          <table:table-cell office:value-type="string" calcext:value-type="string">
            <text:p>Mutants</text:p>
          </table:table-cell>
          <table:table-cell office:value-type="string" calcext:value-type="string">
            <text:p>Minimal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quivale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est Ca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  <table:table-cell office:value-type="float" office:value="133" calcext:value-type="float">
            <text:p>133</text:p>
          </table:table-cell>
          <table:table-cell office:value-type="float" office:value="14.93" calcext:value-type="float">
            <text:p>14.93</text:p>
          </table:table-cell>
          <table:table-cell office:value-type="float" office:value="77" calcext:value-type="float">
            <text:p>77</text:p>
          </table:table-cell>
          <table:table-cell office:value-type="float" office:value="8.64" calcext:value-type="float">
            <text:p>8.64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28" calcext:value-type="float">
            <text:p>928</text:p>
          </table:table-cell>
          <table:table-cell office:value-type="float" office:value="74" calcext:value-type="float">
            <text:p>74</text:p>
          </table:table-cell>
          <table:table-cell office:value-type="float" office:value="7.97" calcext:value-type="float">
            <text:p>7.97</text:p>
          </table:table-cell>
          <table:table-cell office:value-type="float" office:value="86" calcext:value-type="float">
            <text:p>86</text:p>
          </table:table-cell>
          <table:table-cell office:value-type="float" office:value="9.27" calcext:value-type="float">
            <text:p>9.27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30.77" calcext:value-type="float">
            <text:p>30.77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7.83" calcext:value-type="float">
            <text:p>7.83</text:p>
          </table:table-cell>
          <table:table-cell office:value-type="float" office:value="20" calcext:value-type="float">
            <text:p>20</text:p>
          </table:table-cell>
          <table:table-cell office:value-type="float" office:value="12.05" calcext:value-type="float">
            <text:p>12.0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9" calcext:value-type="float">
            <text:p>9</text:p>
          </table:table-cell>
          <table:table-cell office:value-type="float" office:value="5.96" calcext:value-type="float">
            <text:p>5.96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412" calcext:value-type="float">
            <text:p>2412</text:p>
          </table:table-cell>
          <table:table-cell office:value-type="float" office:value="320" calcext:value-type="float">
            <text:p>320</text:p>
          </table:table-cell>
          <table:table-cell office:value-type="float" office:value="13.27" calcext:value-type="float">
            <text:p>13.27</text:p>
          </table:table-cell>
          <table:table-cell office:value-type="float" office:value="170" calcext:value-type="float">
            <text:p>170</text:p>
          </table:table-cell>
          <table:table-cell office:value-type="float" office:value="7.05" calcext:value-type="float">
            <text:p>7.05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.41" calcext:value-type="float">
            <text:p>1.41</text:p>
          </table:table-cell>
          <table:table-cell office:value-type="float" office:value="43" calcext:value-type="float">
            <text:p>43</text:p>
          </table:table-cell>
          <table:table-cell office:value-type="float" office:value="8.67" calcext:value-type="float">
            <text:p>8.67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office:value-type="float" office:value="16.16" calcext:value-type="float">
            <text:p>16.16</text:p>
          </table:table-cell>
          <table:table-cell office:value-type="float" office:value="8" calcext:value-type="float">
            <text:p>8</text:p>
          </table:table-cell>
          <table:table-cell office:value-type="float" office:value="4.04" calcext:value-type="float">
            <text:p>4.04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4.74" calcext:value-type="float">
            <text:p>4.74</text:p>
          </table:table-cell>
          <table:table-cell office:value-type="float" office:value="10" calcext:value-type="float">
            <text:p>10</text:p>
          </table:table-cell>
          <table:table-cell office:value-type="float" office:value="5.26" calcext:value-type="float">
            <text:p>5.2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31" calcext:value-type="float">
            <text:p>931</text:p>
          </table:table-cell>
          <table:table-cell office:value-type="float" office:value="25" calcext:value-type="float">
            <text:p>25</text:p>
          </table:table-cell>
          <table:table-cell office:value-type="float" office:value="2.69" calcext:value-type="float">
            <text:p>2.69</text:p>
          </table:table-cell>
          <table:table-cell office:value-type="float" office:value="95" calcext:value-type="float">
            <text:p>95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6.6" calcext:value-type="float">
            <text:p>6.6</text:p>
          </table:table-cell>
          <table:table-cell office:value-type="float" office:value="60" calcext:value-type="float">
            <text:p>60</text:p>
          </table:table-cell>
          <table:table-cell office:value-type="float" office:value="10.42" calcext:value-type="float">
            <text:p>10.42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821" calcext:value-type="float">
            <text:p>2821</text:p>
          </table:table-cell>
          <table:table-cell office:value-type="float" office:value="117" calcext:value-type="float">
            <text:p>117</text:p>
          </table:table-cell>
          <table:table-cell office:value-type="float" office:value="4.15" calcext:value-type="float">
            <text:p>4.15</text:p>
          </table:table-cell>
          <table:table-cell office:value-type="float" office:value="93" calcext:value-type="float">
            <text:p>93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65" calcext:value-type="float">
            <text:p>865</text:p>
          </table:table-cell>
          <table:table-cell office:value-type="float" office:value="126" calcext:value-type="float">
            <text:p>126</text:p>
          </table:table-cell>
          <table:table-cell office:value-type="float" office:value="14.57" calcext:value-type="float">
            <text:p>14.57</text:p>
          </table:table-cell>
          <table:table-cell office:value-type="float" office:value="139" calcext:value-type="float">
            <text:p>139</text:p>
          </table:table-cell>
          <table:table-cell office:value-type="float" office:value="16.07" calcext:value-type="float">
            <text:p>16.0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float" office:value="2.83" calcext:value-type="float">
            <text:p>2.83</text:p>
          </table:table-cell>
          <table:table-cell office:value-type="float" office:value="33" calcext:value-type="float">
            <text:p>33</text:p>
          </table:table-cell>
          <table:table-cell office:value-type="float" office:value="3.33" calcext:value-type="float">
            <text:p>3.3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3.97" calcext:value-type="float">
            <text:p>3.97</text:p>
          </table:table-cell>
          <table:table-cell office:value-type="float" office:value="10" calcext:value-type="float">
            <text:p>10</text:p>
          </table:table-cell>
          <table:table-cell office:value-type="float" office:value="6.62" calcext:value-type="float">
            <text:p>6.6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2.22" calcext:value-type="float">
            <text:p>2.22</text:p>
          </table:table-cell>
          <table:table-cell office:value-type="float" office:value="70" calcext:value-type="float">
            <text:p>70</text:p>
          </table:table-cell>
          <table:table-cell office:value-type="float" office:value="19.39" calcext:value-type="float">
            <text:p>19.39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3.36" calcext:value-type="float">
            <text:p>3.36</text:p>
          </table:table-cell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15" calcext:value-type="float">
            <text:p>715</text:p>
          </table:table-cell>
          <table:table-cell office:value-type="float" office:value="23" calcext:value-type="float">
            <text:p>23</text:p>
          </table:table-cell>
          <table:table-cell office:value-type="float" office:value="3.22" calcext:value-type="float">
            <text:p>3.22</text:p>
          </table:table-cell>
          <table:table-cell office:value-type="float" office:value="72" calcext:value-type="float">
            <text:p>72</text:p>
          </table:table-cell>
          <table:table-cell office:value-type="float" office:value="10.07" calcext:value-type="float">
            <text:p>10.07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26" calcext:value-type="float">
            <text:p>1026</text:p>
          </table:table-cell>
          <table:table-cell office:value-type="float" office:value="12" calcext:value-type="float">
            <text:p>12</text:p>
          </table:table-cell>
          <table:table-cell office:value-type="float" office:value="1.17" calcext:value-type="float">
            <text:p>1.17</text:p>
          </table:table-cell>
          <table:table-cell office:value-type="float" office:value="82" calcext:value-type="float">
            <text:p>82</text:p>
          </table:table-cell>
          <table:table-cell office:value-type="float" office:value="7.99" calcext:value-type="float">
            <text:p>7.9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2.52" calcext:value-type="float">
            <text:p>2.52</text:p>
          </table:table-cell>
          <table:table-cell office:value-type="float" office:value="35" calcext:value-type="float">
            <text:p>35</text:p>
          </table:table-cell>
          <table:table-cell office:value-type="float" office:value="6.31" calcext:value-type="float">
            <text:p>6.31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6.06" calcext:value-type="float">
            <text:p>6.06</text:p>
          </table:table-cell>
          <table:table-cell office:value-type="float" office:value="11" calcext:value-type="float">
            <text:p>11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948" calcext:value-type="float">
            <text:p>1948</text:p>
          </table:table-cell>
          <table:table-cell office:value-type="float" office:value="90" calcext:value-type="float">
            <text:p>90</text:p>
          </table:table-cell>
          <table:table-cell office:value-type="float" office:value="4.62" calcext:value-type="float">
            <text:p>4.62</text:p>
          </table:table-cell>
          <table:table-cell office:value-type="float" office:value="414" calcext:value-type="float">
            <text:p>414</text:p>
          </table:table-cell>
          <table:table-cell office:value-type="float" office:value="21.25" calcext:value-type="float">
            <text:p>21.25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29" calcext:value-type="float">
            <text:p>629</text:p>
          </table:table-cell>
          <table:table-cell office:value-type="float" office:value="54" calcext:value-type="float">
            <text:p>54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9.06" calcext:value-type="float">
            <text:p>9.0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99" calcext:value-type="float">
            <text:p>599</text:p>
          </table:table-cell>
          <table:table-cell office:value-type="float" office:value="94" calcext:value-type="float">
            <text:p>94</text:p>
          </table:table-cell>
          <table:table-cell office:value-type="float" office:value="15.69" calcext:value-type="float">
            <text:p>15.69</text:p>
          </table:table-cell>
          <table:table-cell office:value-type="float" office:value="27" calcext:value-type="float">
            <text:p>27</text:p>
          </table:table-cell>
          <table:table-cell office:value-type="float" office:value="4.51" calcext:value-type="float">
            <text:p>4.51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24" calcext:value-type="float">
            <text:p>24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855" calcext:value-type="float">
            <text:p>4855</text:p>
          </table:table-cell>
          <table:table-cell office:value-type="float" office:value="354" calcext:value-type="float">
            <text:p>354</text:p>
          </table:table-cell>
          <table:table-cell office:value-type="float" office:value="7.29" calcext:value-type="float">
            <text:p>7.29</text:p>
          </table:table-cell>
          <table:table-cell office:value-type="float" office:value="342" calcext:value-type="float">
            <text:p>342</text:p>
          </table:table-cell>
          <table:table-cell office:value-type="float" office:value="7.04" calcext:value-type="float">
            <text:p>7.04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</table:table>
      <table:table table:name="programsInfo.tex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\caption{Programs used in the experiment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label{table:ProgramsInfo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resizebox{\columnwidth}{!}{%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\begin{tabular}{l|r|r|r|rr|rr|r}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\hline 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\textbf{Program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Fu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LOC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u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TC} 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"/>
          <table:table-cell table:formula="of:=[$ProgramsInfo_Info.A2]" office:value-type="string" office:string-value="cal" calcext:value-type="string">
            <text:p>cal</text:p>
          </table:table-cell>
          <table:table-cell office:value-type="string" calcext:value-type="string">
            <text:p>&amp;</text:p>
          </table:table-cell>
          <table:table-cell table:formula="of:=[$ProgramsInfo_Info.B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]"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table:formula="of:=[$ProgramsInfo_Info.D2]" office:value-type="float" office:value="891" calcext:value-type="float">
            <text:p>891</text:p>
          </table:table-cell>
          <table:table-cell office:value-type="string" calcext:value-type="string">
            <text:p>&amp;</text:p>
          </table:table-cell>
          <table:table-cell table:formula="of:=[$ProgramsInfo_Info.E2]" office:value-type="float" office:value="133" calcext:value-type="float">
            <text:p>133</text:p>
          </table:table-cell>
          <table:table-cell office:value-type="string" calcext:value-type="string">
            <text:p>&amp;</text:p>
          </table:table-cell>
          <table:table-cell table:formula="of:=[$ProgramsInfo_Info.F2]" office:value-type="float" office:value="14.93" calcext:value-type="float">
            <text:p>14.93</text:p>
          </table:table-cell>
          <table:table-cell office:value-type="string" calcext:value-type="string">
            <text:p>&amp;</text:p>
          </table:table-cell>
          <table:table-cell table:formula="of:=[$ProgramsInfo_Info.G2]"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table:formula="of:=[$ProgramsInfo_Info.H2]" office:value-type="float" office:value="8.64" calcext:value-type="float">
            <text:p>8.64</text:p>
          </table:table-cell>
          <table:table-cell office:value-type="string" calcext:value-type="string">
            <text:p>&amp;</text:p>
          </table:table-cell>
          <table:table-cell table:formula="of:=[$ProgramsInfo_Info.I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3]" office:value-type="string" office:string-value="Calculation" calcext:value-type="string">
            <text:p>Calculation</text:p>
          </table:table-cell>
          <table:table-cell office:value-type="string" calcext:value-type="string">
            <text:p>&amp;</text:p>
          </table:table-cell>
          <table:table-cell table:formula="of:=[$ProgramsInfo_Info.B3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$ProgramsInfo_Info.C3]"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table:formula="of:=[$ProgramsInfo_Info.D3]"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table:formula="of:=[$ProgramsInfo_Info.E3]"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table:formula="of:=[$ProgramsInfo_Info.F3]" office:value-type="float" office:value="7.97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$ProgramsInfo_Info.G3]"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table:formula="of:=[$ProgramsInfo_Info.H3]" office:value-type="float" office:value="9.27" calcext:value-type="float">
            <text:p>9.27</text:p>
          </table:table-cell>
          <table:table-cell office:value-type="string" calcext:value-type="string">
            <text:p>&amp;</text:p>
          </table:table-cell>
          <table:table-cell table:formula="of:=[$ProgramsInfo_Info.I3]" office:value-type="float" office:value="13" calcext:value-type="float">
            <text:p>1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4]" office:value-type="string" office:string-value="checkIt" calcext:value-type="string">
            <text:p>checkIt</text:p>
          </table:table-cell>
          <table:table-cell office:value-type="string" calcext:value-type="string">
            <text:p>&amp;</text:p>
          </table:table-cell>
          <table:table-cell table:formula="of:=[$ProgramsInfo_Info.B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4]" office:value-type="float" office:value="104" calcext:value-type="float">
            <text:p>104</text:p>
          </table:table-cell>
          <table:table-cell office:value-type="string" calcext:value-type="string">
            <text:p>&amp;</text:p>
          </table:table-cell>
          <table:table-cell table:formula="of:=[$ProgramsInfo_Info.E4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4]" office:value-type="float" office:value="30.77" calcext:value-type="float">
            <text:p>30.77</text:p>
          </table:table-cell>
          <table:table-cell office:value-type="string" calcext:value-type="string">
            <text:p>&amp;</text:p>
          </table:table-cell>
          <table:table-cell table:formula="of:=[$ProgramsInfo_Info.G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H4]" office:value-type="float" office:value="2.88" calcext:value-type="float">
            <text:p>2.88</text:p>
          </table:table-cell>
          <table:table-cell office:value-type="string" calcext:value-type="string">
            <text:p>&amp;</text:p>
          </table:table-cell>
          <table:table-cell table:formula="of:=[$ProgramsInfo_Info.I4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5]" office:value-type="string" office:string-value="CheckPalindrome" calcext:value-type="string">
            <text:p>CheckPalindrome</text:p>
          </table:table-cell>
          <table:table-cell office:value-type="string" calcext:value-type="string">
            <text:p>&amp;</text:p>
          </table:table-cell>
          <table:table-cell table:formula="of:=[$ProgramsInfo_Info.B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5]" office:value-type="float" office:value="166" calcext:value-type="float">
            <text:p>166</text:p>
          </table:table-cell>
          <table:table-cell office:value-type="string" calcext:value-type="string">
            <text:p>&amp;</text:p>
          </table:table-cell>
          <table:table-cell table:formula="of:=[$ProgramsInfo_Info.E5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F5]" office:value-type="float" office:value="7.83" calcext:value-type="float">
            <text:p>7.83</text:p>
          </table:table-cell>
          <table:table-cell office:value-type="string" calcext:value-type="string">
            <text:p>&amp;</text:p>
          </table:table-cell>
          <table:table-cell table:formula="of:=[$ProgramsInfo_Info.G5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$ProgramsInfo_Info.H5]" office:value-type="float" office:value="12.05" calcext:value-type="float">
            <text:p>12.05</text:p>
          </table:table-cell>
          <table:table-cell office:value-type="string" calcext:value-type="string">
            <text:p>&amp;</text:p>
          </table:table-cell>
          <table:table-cell table:formula="of:=[$ProgramsInfo_Info.I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6]" office:value-type="string" office:string-value="countPositive" calcext:value-type="string">
            <text:p>countPositive</text:p>
          </table:table-cell>
          <table:table-cell office:value-type="string" calcext:value-type="string">
            <text:p>&amp;</text:p>
          </table:table-cell>
          <table:table-cell table:formula="of:=[$ProgramsInfo_Info.B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6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6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6]" office:value-type="float" office:value="5.3" calcext:value-type="float">
            <text:p>5.3</text:p>
          </table:table-cell>
          <table:table-cell office:value-type="string" calcext:value-type="string">
            <text:p>&amp;</text:p>
          </table:table-cell>
          <table:table-cell table:formula="of:=[$ProgramsInfo_Info.G6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6]" office:value-type="float" office:value="5.96" calcext:value-type="float">
            <text:p>5.96</text:p>
          </table:table-cell>
          <table:table-cell office:value-type="string" calcext:value-type="string">
            <text:p>&amp;</text:p>
          </table:table-cell>
          <table:table-cell table:formula="of:=[$ProgramsInfo_Info.I6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7]" office:value-type="string" office:string-value="date-plus" calcext:value-type="string">
            <text:p>date-plus</text:p>
          </table:table-cell>
          <table:table-cell office:value-type="string" calcext:value-type="string">
            <text:p>&amp;</text:p>
          </table:table-cell>
          <table:table-cell table:formula="of:=[$ProgramsInfo_Info.B7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7]" office:value-type="float" office:value="141" calcext:value-type="float">
            <text:p>141</text:p>
          </table:table-cell>
          <table:table-cell office:value-type="string" calcext:value-type="string">
            <text:p>&amp;</text:p>
          </table:table-cell>
          <table:table-cell table:formula="of:=[$ProgramsInfo_Info.D7]"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table:formula="of:=[$ProgramsInfo_Info.E7]" office:value-type="float" office:value="320" calcext:value-type="float">
            <text:p>320</text:p>
          </table:table-cell>
          <table:table-cell office:value-type="string" calcext:value-type="string">
            <text:p>&amp;</text:p>
          </table:table-cell>
          <table:table-cell table:formula="of:=[$ProgramsInfo_Info.F7]" office:value-type="float" office:value="13.27" calcext:value-type="float">
            <text:p>13.27</text:p>
          </table:table-cell>
          <table:table-cell office:value-type="string" calcext:value-type="string">
            <text:p>&amp;</text:p>
          </table:table-cell>
          <table:table-cell table:formula="of:=[$ProgramsInfo_Info.G7]" office:value-type="float" office:value="170" calcext:value-type="float">
            <text:p>170</text:p>
          </table:table-cell>
          <table:table-cell office:value-type="string" calcext:value-type="string">
            <text:p>&amp;</text:p>
          </table:table-cell>
          <table:table-cell table:formula="of:=[$ProgramsInfo_Info.H7]" office:value-type="float" office:value="7.05" calcext:value-type="float">
            <text:p>7.05</text:p>
          </table:table-cell>
          <table:table-cell office:value-type="string" calcext:value-type="string">
            <text:p>&amp;</text:p>
          </table:table-cell>
          <table:table-cell table:formula="of:=[$ProgramsInfo_Info.I7]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8]" office:value-type="string" office:string-value="DigitReverser" calcext:value-type="string">
            <text:p>DigitReverser</text:p>
          </table:table-cell>
          <table:table-cell office:value-type="string" calcext:value-type="string">
            <text:p>&amp;</text:p>
          </table:table-cell>
          <table:table-cell table:formula="of:=[$ProgramsInfo_Info.B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8]"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table:formula="of:=[$ProgramsInfo_Info.D8]" office:value-type="float" office:value="496" calcext:value-type="float">
            <text:p>496</text:p>
          </table:table-cell>
          <table:table-cell office:value-type="string" calcext:value-type="string">
            <text:p>&amp;</text:p>
          </table:table-cell>
          <table:table-cell table:formula="of:=[$ProgramsInfo_Info.E8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[$ProgramsInfo_Info.F8]" office:value-type="float" office:value="1.41" calcext:value-type="float">
            <text:p>1.41</text:p>
          </table:table-cell>
          <table:table-cell office:value-type="string" calcext:value-type="string">
            <text:p>&amp;</text:p>
          </table:table-cell>
          <table:table-cell table:formula="of:=[$ProgramsInfo_Info.G8]"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table:formula="of:=[$ProgramsInfo_Info.H8]" office:value-type="float" office:value="8.67" calcext:value-type="float">
            <text:p>8.67</text:p>
          </table:table-cell>
          <table:table-cell office:value-type="string" calcext:value-type="string">
            <text:p>&amp;</text:p>
          </table:table-cell>
          <table:table-cell table:formula="of:=[$ProgramsInfo_Info.I8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9]" office:value-type="string" office:string-value="findLast" calcext:value-type="string">
            <text:p>findLast</text:p>
          </table:table-cell>
          <table:table-cell office:value-type="string" calcext:value-type="string">
            <text:p>&amp;</text:p>
          </table:table-cell>
          <table:table-cell table:formula="of:=[$ProgramsInfo_Info.B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9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9]" office:value-type="float" office:value="198" calcext:value-type="float">
            <text:p>198</text:p>
          </table:table-cell>
          <table:table-cell office:value-type="string" calcext:value-type="string">
            <text:p>&amp;</text:p>
          </table:table-cell>
          <table:table-cell table:formula="of:=[$ProgramsInfo_Info.E9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9]" office:value-type="float" office:value="16.16" calcext:value-type="float">
            <text:p>16.16</text:p>
          </table:table-cell>
          <table:table-cell office:value-type="string" calcext:value-type="string">
            <text:p>&amp;</text:p>
          </table:table-cell>
          <table:table-cell table:formula="of:=[$ProgramsInfo_Info.G9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H9]" office:value-type="float" office:value="4.04" calcext:value-type="float">
            <text:p>4.04</text:p>
          </table:table-cell>
          <table:table-cell office:value-type="string" calcext:value-type="string">
            <text:p>&amp;</text:p>
          </table:table-cell>
          <table:table-cell table:formula="of:=[$ProgramsInfo_Info.I9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0]" office:value-type="string" office:string-value="findVal" calcext:value-type="string">
            <text:p>findVal</text:p>
          </table:table-cell>
          <table:table-cell office:value-type="string" calcext:value-type="string">
            <text:p>&amp;</text:p>
          </table:table-cell>
          <table:table-cell table:formula="of:=[$ProgramsInfo_Info.B10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10]" office:value-type="float" office:value="190" calcext:value-type="float">
            <text:p>190</text:p>
          </table:table-cell>
          <table:table-cell office:value-type="string" calcext:value-type="string">
            <text:p>&amp;</text:p>
          </table:table-cell>
          <table:table-cell table:formula="of:=[$ProgramsInfo_Info.E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0]" office:value-type="float" office:value="4.74" calcext:value-type="float">
            <text:p>4.74</text:p>
          </table:table-cell>
          <table:table-cell office:value-type="string" calcext:value-type="string">
            <text:p>&amp;</text:p>
          </table:table-cell>
          <table:table-cell table:formula="of:=[$ProgramsInfo_Info.G10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0]" office:value-type="float" office:value="5.26" calcext:value-type="float">
            <text:p>5.26</text:p>
          </table:table-cell>
          <table:table-cell office:value-type="string" calcext:value-type="string">
            <text:p>&amp;</text:p>
          </table:table-cell>
          <table:table-cell table:formula="of:=[$ProgramsInfo_Info.I1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1]" office:value-type="string" office:string-value="Heap" calcext:value-type="string">
            <text:p>Heap</text:p>
          </table:table-cell>
          <table:table-cell office:value-type="string" calcext:value-type="string">
            <text:p>&amp;</text:p>
          </table:table-cell>
          <table:table-cell table:formula="of:=[$ProgramsInfo_Info.B11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C11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D11]" office:value-type="float" office:value="931" calcext:value-type="float">
            <text:p>931</text:p>
          </table:table-cell>
          <table:table-cell office:value-type="string" calcext:value-type="string">
            <text:p>&amp;</text:p>
          </table:table-cell>
          <table:table-cell table:formula="of:=[$ProgramsInfo_Info.E11]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formula="of:=[$ProgramsInfo_Info.F11]" office:value-type="float" office:value="2.69" calcext:value-type="float">
            <text:p>2.69</text:p>
          </table:table-cell>
          <table:table-cell office:value-type="string" calcext:value-type="string">
            <text:p>&amp;</text:p>
          </table:table-cell>
          <table:table-cell table:formula="of:=[$ProgramsInfo_Info.G11]"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table:formula="of:=[$ProgramsInfo_Info.H11]" office:value-type="float" office:value="10.2" calcext:value-type="float">
            <text:p>10.2</text:p>
          </table:table-cell>
          <table:table-cell office:value-type="string" calcext:value-type="string">
            <text:p>&amp;</text:p>
          </table:table-cell>
          <table:table-cell table:formula="of:=[$ProgramsInfo_Info.I11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2]" office:value-type="string" office:string-value="InversePermutation" calcext:value-type="string">
            <text:p>InversePermutation</text:p>
          </table:table-cell>
          <table:table-cell office:value-type="string" calcext:value-type="string">
            <text:p>&amp;</text:p>
          </table:table-cell>
          <table:table-cell table:formula="of:=[$ProgramsInfo_Info.B1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12]" office:value-type="float" office:value="576" calcext:value-type="float">
            <text:p>576</text:p>
          </table:table-cell>
          <table:table-cell office:value-type="string" calcext:value-type="string">
            <text:p>&amp;</text:p>
          </table:table-cell>
          <table:table-cell table:formula="of:=[$ProgramsInfo_Info.E12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F12]" office:value-type="float" office:value="6.6" calcext:value-type="float">
            <text:p>6.6</text:p>
          </table:table-cell>
          <table:table-cell office:value-type="string" calcext:value-type="string">
            <text:p>&amp;</text:p>
          </table:table-cell>
          <table:table-cell table:formula="of:=[$ProgramsInfo_Info.G12]"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table:formula="of:=[$ProgramsInfo_Info.H12]" office:value-type="float" office:value="10.42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ProgramsInfo_Info.I12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3]" office:value-type="string" office:string-value="jday-jdate" calcext:value-type="string">
            <text:p>jday-jdate</text:p>
          </table:table-cell>
          <table:table-cell office:value-type="string" calcext:value-type="string">
            <text:p>&amp;</text:p>
          </table:table-cell>
          <table:table-cell table:formula="of:=[$ProgramsInfo_Info.B1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13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3]" office:value-type="float" office:value="2821" calcext:value-type="float">
            <text:p>2821</text:p>
          </table:table-cell>
          <table:table-cell office:value-type="string" calcext:value-type="string">
            <text:p>&amp;</text:p>
          </table:table-cell>
          <table:table-cell table:formula="of:=[$ProgramsInfo_Info.E13]" office:value-type="float" office:value="117" calcext:value-type="float">
            <text:p>117</text:p>
          </table:table-cell>
          <table:table-cell office:value-type="string" calcext:value-type="string">
            <text:p>&amp;</text:p>
          </table:table-cell>
          <table:table-cell table:formula="of:=[$ProgramsInfo_Info.F13]" office:value-type="float" office:value="4.15" calcext:value-type="float">
            <text:p>4.15</text:p>
          </table:table-cell>
          <table:table-cell office:value-type="string" calcext:value-type="string">
            <text:p>&amp;</text:p>
          </table:table-cell>
          <table:table-cell table:formula="of:=[$ProgramsInfo_Info.G13]"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table:formula="of:=[$ProgramsInfo_Info.H13]" office:value-type="float" office:value="3.3" calcext:value-type="float">
            <text:p>3.3</text:p>
          </table:table-cell>
          <table:table-cell office:value-type="string" calcext:value-type="string">
            <text:p>&amp;</text:p>
          </table:table-cell>
          <table:table-cell table:formula="of:=[$ProgramsInfo_Info.I13]" office:value-type="float" office:value="27" calcext:value-type="float">
            <text:p>2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4]" office:value-type="string" office:string-value="lastZero" calcext:value-type="string">
            <text:p>lastZero</text:p>
          </table:table-cell>
          <table:table-cell office:value-type="string" calcext:value-type="string">
            <text:p>&amp;</text:p>
          </table:table-cell>
          <table:table-cell table:formula="of:=[$ProgramsInfo_Info.B1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4]" office:value-type="float" office:value="173" calcext:value-type="float">
            <text:p>173</text:p>
          </table:table-cell>
          <table:table-cell office:value-type="string" calcext:value-type="string">
            <text:p>&amp;</text:p>
          </table:table-cell>
          <table:table-cell table:formula="of:=[$ProgramsInfo_Info.E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G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I14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5]" office:value-type="string" office:string-value="LRS" calcext:value-type="string">
            <text:p>LRS</text:p>
          </table:table-cell>
          <table:table-cell office:value-type="string" calcext:value-type="string">
            <text:p>&amp;</text:p>
          </table:table-cell>
          <table:table-cell table:formula="of:=[$ProgramsInfo_Info.B1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5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5]" office:value-type="float" office:value="865" calcext:value-type="float">
            <text:p>865</text:p>
          </table:table-cell>
          <table:table-cell office:value-type="string" calcext:value-type="string">
            <text:p>&amp;</text:p>
          </table:table-cell>
          <table:table-cell table:formula="of:=[$ProgramsInfo_Info.E15]" office:value-type="float" office:value="126" calcext:value-type="float">
            <text:p>126</text:p>
          </table:table-cell>
          <table:table-cell office:value-type="string" calcext:value-type="string">
            <text:p>&amp;</text:p>
          </table:table-cell>
          <table:table-cell table:formula="of:=[$ProgramsInfo_Info.F15]" office:value-type="float" office:value="14.57" calcext:value-type="float">
            <text:p>14.57</text:p>
          </table:table-cell>
          <table:table-cell office:value-type="string" calcext:value-type="string">
            <text:p>&amp;</text:p>
          </table:table-cell>
          <table:table-cell table:formula="of:=[$ProgramsInfo_Info.G15]" office:value-type="float" office:value="139" calcext:value-type="float">
            <text:p>139</text:p>
          </table:table-cell>
          <table:table-cell office:value-type="string" calcext:value-type="string">
            <text:p>&amp;</text:p>
          </table:table-cell>
          <table:table-cell table:formula="of:=[$ProgramsInfo_Info.H15]" office:value-type="float" office:value="16.07" calcext:value-type="float">
            <text:p>16.07</text:p>
          </table:table-cell>
          <table:table-cell office:value-type="string" calcext:value-type="string">
            <text:p>&amp;</text:p>
          </table:table-cell>
          <table:table-cell table:formula="of:=[$ProgramsInfo_Info.I1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6]" office:value-type="string" office:string-value="MergeSort" calcext:value-type="string">
            <text:p>MergeSort</text:p>
          </table:table-cell>
          <table:table-cell office:value-type="string" calcext:value-type="string">
            <text:p>&amp;</text:p>
          </table:table-cell>
          <table:table-cell table:formula="of:=[$ProgramsInfo_Info.B16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6]"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table:formula="of:=[$ProgramsInfo_Info.D16]" office:value-type="float" office:value="991" calcext:value-type="float">
            <text:p>991</text:p>
          </table:table-cell>
          <table:table-cell office:value-type="string" calcext:value-type="string">
            <text:p>&amp;</text:p>
          </table:table-cell>
          <table:table-cell table:formula="of:=[$ProgramsInfo_Info.E16]"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table:formula="of:=[$ProgramsInfo_Info.F16]" office:value-type="float" office:value="2.83" calcext:value-type="float">
            <text:p>2.83</text:p>
          </table:table-cell>
          <table:table-cell office:value-type="string" calcext:value-type="string">
            <text:p>&amp;</text:p>
          </table:table-cell>
          <table:table-cell table:formula="of:=[$ProgramsInfo_Info.G16]"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table:formula="of:=[$ProgramsInfo_Info.H16]" office:value-type="float" office:value="3.33" calcext:value-type="float">
            <text:p>3.33</text:p>
          </table:table-cell>
          <table:table-cell office:value-type="string" calcext:value-type="string">
            <text:p>&amp;</text:p>
          </table:table-cell>
          <table:table-cell table:formula="of:=[$ProgramsInfo_Info.I16]" office:value-type="float" office:value="18" calcext:value-type="float">
            <text:p>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7]" office:value-type="string" office:string-value="numZero" calcext:value-type="string">
            <text:p>numZero</text:p>
          </table:table-cell>
          <table:table-cell office:value-type="string" calcext:value-type="string">
            <text:p>&amp;</text:p>
          </table:table-cell>
          <table:table-cell table:formula="of:=[$ProgramsInfo_Info.B1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17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17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F17]" office:value-type="float" office:value="3.97" calcext:value-type="float">
            <text:p>3.97</text:p>
          </table:table-cell>
          <table:table-cell office:value-type="string" calcext:value-type="string">
            <text:p>&amp;</text:p>
          </table:table-cell>
          <table:table-cell table:formula="of:=[$ProgramsInfo_Info.G17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7]" office:value-type="float" office:value="6.62" calcext:value-type="float">
            <text:p>6.62</text:p>
          </table:table-cell>
          <table:table-cell office:value-type="string" calcext:value-type="string">
            <text:p>&amp;</text:p>
          </table:table-cell>
          <table:table-cell table:formula="of:=[$ProgramsInfo_Info.I17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8]" office:value-type="string" office:string-value="oddOrPos" calcext:value-type="string">
            <text:p>oddOrPos</text:p>
          </table:table-cell>
          <table:table-cell office:value-type="string" calcext:value-type="string">
            <text:p>&amp;</text:p>
          </table:table-cell>
          <table:table-cell table:formula="of:=[$ProgramsInfo_Info.B1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8]" office:value-type="float" office:value="361" calcext:value-type="float">
            <text:p>361</text:p>
          </table:table-cell>
          <table:table-cell office:value-type="string" calcext:value-type="string">
            <text:p>&amp;</text:p>
          </table:table-cell>
          <table:table-cell table:formula="of:=[$ProgramsInfo_Info.E18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18]" office:value-type="float" office:value="2.22" calcext:value-type="float">
            <text:p>2.22</text:p>
          </table:table-cell>
          <table:table-cell office:value-type="string" calcext:value-type="string">
            <text:p>&amp;</text:p>
          </table:table-cell>
          <table:table-cell table:formula="of:=[$ProgramsInfo_Info.G18]"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table:formula="of:=[$ProgramsInfo_Info.H18]" office:value-type="float" office:value="19.39" calcext:value-type="float">
            <text:p>19.39</text:p>
          </table:table-cell>
          <table:table-cell office:value-type="string" calcext:value-type="string">
            <text:p>&amp;</text:p>
          </table:table-cell>
          <table:table-cell table:formula="of:=[$ProgramsInfo_Info.I18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19]" office:value-type="string" office:string-value="power" calcext:value-type="string">
            <text:p>power</text:p>
          </table:table-cell>
          <table:table-cell office:value-type="string" calcext:value-type="string">
            <text:p>&amp;</text:p>
          </table:table-cell>
          <table:table-cell table:formula="of:=[$ProgramsInfo_Info.B1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9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D19]" office:value-type="float" office:value="268" calcext:value-type="float">
            <text:p>268</text:p>
          </table:table-cell>
          <table:table-cell office:value-type="string" calcext:value-type="string">
            <text:p>&amp;</text:p>
          </table:table-cell>
          <table:table-cell table:formula="of:=[$ProgramsInfo_Info.E19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9]" office:value-type="float" office:value="3.36" calcext:value-type="float">
            <text:p>3.36</text:p>
          </table:table-cell>
          <table:table-cell office:value-type="string" calcext:value-type="string">
            <text:p>&amp;</text:p>
          </table:table-cell>
          <table:table-cell table:formula="of:=[$ProgramsInfo_Info.G1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H19]" office:value-type="float" office:value="2.24" calcext:value-type="float">
            <text:p>2.24</text:p>
          </table:table-cell>
          <table:table-cell office:value-type="string" calcext:value-type="string">
            <text:p>&amp;</text:p>
          </table:table-cell>
          <table:table-cell table:formula="of:=[$ProgramsInfo_Info.I19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0]" office:value-type="string" office:string-value="printPrimes" calcext:value-type="string">
            <text:p>printPrimes</text:p>
          </table:table-cell>
          <table:table-cell office:value-type="string" calcext:value-type="string">
            <text:p>&amp;</text:p>
          </table:table-cell>
          <table:table-cell table:formula="of:=[$ProgramsInfo_Info.B20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0]"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table:formula="of:=[$ProgramsInfo_Info.D20]" office:value-type="float" office:value="715" calcext:value-type="float">
            <text:p>715</text:p>
          </table:table-cell>
          <table:table-cell office:value-type="string" calcext:value-type="string">
            <text:p>&amp;</text:p>
          </table:table-cell>
          <table:table-cell table:formula="of:=[$ProgramsInfo_Info.E20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F20]" office:value-type="float" office:value="3.22" calcext:value-type="float">
            <text:p>3.22</text:p>
          </table:table-cell>
          <table:table-cell office:value-type="string" calcext:value-type="string">
            <text:p>&amp;</text:p>
          </table:table-cell>
          <table:table-cell table:formula="of:=[$ProgramsInfo_Info.G20]"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table:formula="of:=[$ProgramsInfo_Info.H20]" office:value-type="float" office:value="10.07" calcext:value-type="float">
            <text:p>10.07</text:p>
          </table:table-cell>
          <table:table-cell office:value-type="string" calcext:value-type="string">
            <text:p>&amp;</text:p>
          </table:table-cell>
          <table:table-cell table:formula="of:=[$ProgramsInfo_Info.I2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1]" office:value-type="string" office:string-value="quicksort" calcext:value-type="string">
            <text:p>quicksort</text:p>
          </table:table-cell>
          <table:table-cell office:value-type="string" calcext:value-type="string">
            <text:p>&amp;</text:p>
          </table:table-cell>
          <table:table-cell table:formula="of:=[$ProgramsInfo_Info.B2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1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D21]" office:value-type="float" office:value="1026" calcext:value-type="float">
            <text:p>1026</text:p>
          </table:table-cell>
          <table:table-cell office:value-type="string" calcext:value-type="string">
            <text:p>&amp;</text:p>
          </table:table-cell>
          <table:table-cell table:formula="of:=[$ProgramsInfo_Info.E21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F21]" office:value-type="float" office:value="1.17" calcext:value-type="float">
            <text:p>1.17</text:p>
          </table:table-cell>
          <table:table-cell office:value-type="string" calcext:value-type="string">
            <text:p>&amp;</text:p>
          </table:table-cell>
          <table:table-cell table:formula="of:=[$ProgramsInfo_Info.G21]"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table:formula="of:=[$ProgramsInfo_Info.H21]" office:value-type="float" office:value="7.99" calcext:value-type="float">
            <text:p>7.99</text:p>
          </table:table-cell>
          <table:table-cell office:value-type="string" calcext:value-type="string">
            <text:p>&amp;</text:p>
          </table:table-cell>
          <table:table-cell table:formula="of:=[$ProgramsInfo_Info.I21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2]" office:value-type="string" office:string-value="RecursiveSelectionSort" calcext:value-type="string">
            <text:p>RecursiveSelectionSort</text:p>
          </table:table-cell>
          <table:table-cell office:value-type="string" calcext:value-type="string">
            <text:p>&amp;</text:p>
          </table:table-cell>
          <table:table-cell table:formula="of:=[$ProgramsInfo_Info.B2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22]" office:value-type="float" office:value="555" calcext:value-type="float">
            <text:p>555</text:p>
          </table:table-cell>
          <table:table-cell office:value-type="string" calcext:value-type="string">
            <text:p>&amp;</text:p>
          </table:table-cell>
          <table:table-cell table:formula="of:=[$ProgramsInfo_Info.E22]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[$ProgramsInfo_Info.F22]" office:value-type="float" office:value="2.52" calcext:value-type="float">
            <text:p>2.52</text:p>
          </table:table-cell>
          <table:table-cell office:value-type="string" calcext:value-type="string">
            <text:p>&amp;</text:p>
          </table:table-cell>
          <table:table-cell table:formula="of:=[$ProgramsInfo_Info.G2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Info.H22]" office:value-type="float" office:value="6.31" calcext:value-type="float">
            <text:p>6.31</text:p>
          </table:table-cell>
          <table:table-cell office:value-type="string" calcext:value-type="string">
            <text:p>&amp;</text:p>
          </table:table-cell>
          <table:table-cell table:formula="of:=[$ProgramsInfo_Info.I2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3]" office:value-type="string" office:string-value="sum" calcext:value-type="string">
            <text:p>sum</text:p>
          </table:table-cell>
          <table:table-cell office:value-type="string" calcext:value-type="string">
            <text:p>&amp;</text:p>
          </table:table-cell>
          <table:table-cell table:formula="of:=[$ProgramsInfo_Info.B2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3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23]" office:value-type="float" office:value="165" calcext:value-type="float">
            <text:p>165</text:p>
          </table:table-cell>
          <table:table-cell office:value-type="string" calcext:value-type="string">
            <text:p>&amp;</text:p>
          </table:table-cell>
          <table:table-cell table:formula="of:=[$ProgramsInfo_Info.E2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F23]" office:value-type="float" office:value="6.06" calcext:value-type="float">
            <text:p>6.06</text:p>
          </table:table-cell>
          <table:table-cell office:value-type="string" calcext:value-type="string">
            <text:p>&amp;</text:p>
          </table:table-cell>
          <table:table-cell table:formula="of:=[$ProgramsInfo_Info.G2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H23]" office:value-type="float" office:value="6.67" calcext:value-type="float">
            <text:p>6.67</text:p>
          </table:table-cell>
          <table:table-cell office:value-type="string" calcext:value-type="string">
            <text:p>&amp;</text:p>
          </table:table-cell>
          <table:table-cell table:formula="of:=[$ProgramsInfo_Info.I23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4]" office:value-type="string" office:string-value="tcas" calcext:value-type="string">
            <text:p>tcas</text:p>
          </table:table-cell>
          <table:table-cell office:value-type="string" calcext:value-type="string">
            <text:p>&amp;</text:p>
          </table:table-cell>
          <table:table-cell table:formula="of:=[$ProgramsInfo_Info.B2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24]"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table:formula="of:=[$ProgramsInfo_Info.D24]" office:value-type="float" office:value="1948" calcext:value-type="float">
            <text:p>1948</text:p>
          </table:table-cell>
          <table:table-cell office:value-type="string" calcext:value-type="string">
            <text:p>&amp;</text:p>
          </table:table-cell>
          <table:table-cell table:formula="of:=[$ProgramsInfo_Info.E24]"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table:formula="of:=[$ProgramsInfo_Info.F24]" office:value-type="float" office:value="4.62" calcext:value-type="float">
            <text:p>4.62</text:p>
          </table:table-cell>
          <table:table-cell office:value-type="string" calcext:value-type="string">
            <text:p>&amp;</text:p>
          </table:table-cell>
          <table:table-cell table:formula="of:=[$ProgramsInfo_Info.G24]" office:value-type="float" office:value="414" calcext:value-type="float">
            <text:p>414</text:p>
          </table:table-cell>
          <table:table-cell office:value-type="string" calcext:value-type="string">
            <text:p>&amp;</text:p>
          </table:table-cell>
          <table:table-cell table:formula="of:=[$ProgramsInfo_Info.H24]" office:value-type="float" office:value="21.25" calcext:value-type="float">
            <text:p>21.25</text:p>
          </table:table-cell>
          <table:table-cell office:value-type="string" calcext:value-type="string">
            <text:p>&amp;</text:p>
          </table:table-cell>
          <table:table-cell table:formula="of:=[$ProgramsInfo_Info.I24]" office:value-type="float" office:value="62" calcext:value-type="float">
            <text:p>6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5]" office:value-type="string" office:string-value="testPad" calcext:value-type="string">
            <text:p>testPad</text:p>
          </table:table-cell>
          <table:table-cell office:value-type="string" calcext:value-type="string">
            <text:p>&amp;</text:p>
          </table:table-cell>
          <table:table-cell table:formula="of:=[$ProgramsInfo_Info.B2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5]"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table:formula="of:=[$ProgramsInfo_Info.D25]" office:value-type="float" office:value="629" calcext:value-type="float">
            <text:p>629</text:p>
          </table:table-cell>
          <table:table-cell office:value-type="string" calcext:value-type="string">
            <text:p>&amp;</text:p>
          </table:table-cell>
          <table:table-cell table:formula="of:=[$ProgramsInfo_Info.E25]"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table:formula="of:=[$ProgramsInfo_Info.F25]" office:value-type="float" office:value="8.59" calcext:value-type="float">
            <text:p>8.59</text:p>
          </table:table-cell>
          <table:table-cell office:value-type="string" calcext:value-type="string">
            <text:p>&amp;</text:p>
          </table:table-cell>
          <table:table-cell table:formula="of:=[$ProgramsInfo_Info.G25]"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table:formula="of:=[$ProgramsInfo_Info.H25]" office:value-type="float" office:value="9.06" calcext:value-type="float">
            <text:p>9.06</text:p>
          </table:table-cell>
          <table:table-cell office:value-type="string" calcext:value-type="string">
            <text:p>&amp;</text:p>
          </table:table-cell>
          <table:table-cell table:formula="of:=[$ProgramsInfo_Info.I25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6]" office:value-type="string" office:string-value="trashAndTakeOut" calcext:value-type="string">
            <text:p>trashAndTakeOut</text:p>
          </table:table-cell>
          <table:table-cell office:value-type="string" calcext:value-type="string">
            <text:p>&amp;</text:p>
          </table:table-cell>
          <table:table-cell table:formula="of:=[$ProgramsInfo_Info.B2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6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D26]" office:value-type="float" office:value="599" calcext:value-type="float">
            <text:p>599</text:p>
          </table:table-cell>
          <table:table-cell office:value-type="string" calcext:value-type="string">
            <text:p>&amp;</text:p>
          </table:table-cell>
          <table:table-cell table:formula="of:=[$ProgramsInfo_Info.E26]"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table:formula="of:=[$ProgramsInfo_Info.F26]" office:value-type="float" office:value="15.69" calcext:value-type="float">
            <text:p>15.69</text:p>
          </table:table-cell>
          <table:table-cell office:value-type="string" calcext:value-type="string">
            <text:p>&amp;</text:p>
          </table:table-cell>
          <table:table-cell table:formula="of:=[$ProgramsInfo_Info.G26]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[$ProgramsInfo_Info.H26]" office:value-type="float" office:value="4.51" calcext:value-type="float">
            <text:p>4.51</text:p>
          </table:table-cell>
          <table:table-cell office:value-type="string" calcext:value-type="string">
            <text:p>&amp;</text:p>
          </table:table-cell>
          <table:table-cell table:formula="of:=[$ProgramsInfo_Info.I26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7]" office:value-type="string" office:string-value="twoPred" calcext:value-type="string">
            <text:p>twoPred</text:p>
          </table:table-cell>
          <table:table-cell office:value-type="string" calcext:value-type="string">
            <text:p>&amp;</text:p>
          </table:table-cell>
          <table:table-cell table:formula="of:=[$ProgramsInfo_Info.B2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27]" office:value-type="float" office:value="246" calcext:value-type="float">
            <text:p>246</text:p>
          </table:table-cell>
          <table:table-cell office:value-type="string" calcext:value-type="string">
            <text:p>&amp;</text:p>
          </table:table-cell>
          <table:table-cell table:formula="of:=[$ProgramsInfo_Info.E27]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[$ProgramsInfo_Info.F27]" office:value-type="float" office:value="6.5" calcext:value-type="float">
            <text:p>6.5</text:p>
          </table:table-cell>
          <table:table-cell office:value-type="string" calcext:value-type="string">
            <text:p>&amp;</text:p>
          </table:table-cell>
          <table:table-cell table:formula="of:=[$ProgramsInfo_Info.G27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H27]" office:value-type="float" office:value="9.76" calcext:value-type="float">
            <text:p>9.76</text:p>
          </table:table-cell>
          <table:table-cell office:value-type="string" calcext:value-type="string">
            <text:p>&amp;</text:p>
          </table:table-cell>
          <table:table-cell table:formula="of:=[$ProgramsInfo_Info.I27]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table:formula="of:=[$ProgramsInfo_Info.A28]" office:value-type="string" office:string-value="UnixCal" calcext:value-type="string">
            <text:p>UnixCal</text:p>
          </table:table-cell>
          <table:table-cell office:value-type="string" calcext:value-type="string">
            <text:p>&amp;</text:p>
          </table:table-cell>
          <table:table-cell table:formula="of:=[$ProgramsInfo_Info.B28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$ProgramsInfo_Info.C28]" office:value-type="float" office:value="142" calcext:value-type="float">
            <text:p>142</text:p>
          </table:table-cell>
          <table:table-cell office:value-type="string" calcext:value-type="string">
            <text:p>&amp;</text:p>
          </table:table-cell>
          <table:table-cell table:formula="of:=[$ProgramsInfo_Info.D28]" office:value-type="float" office:value="4855" calcext:value-type="float">
            <text:p>4855</text:p>
          </table:table-cell>
          <table:table-cell office:value-type="string" calcext:value-type="string">
            <text:p>&amp;</text:p>
          </table:table-cell>
          <table:table-cell table:formula="of:=[$ProgramsInfo_Info.E28]" office:value-type="float" office:value="354" calcext:value-type="float">
            <text:p>354</text:p>
          </table:table-cell>
          <table:table-cell office:value-type="string" calcext:value-type="string">
            <text:p>&amp;</text:p>
          </table:table-cell>
          <table:table-cell table:formula="of:=[$ProgramsInfo_Info.F28]" office:value-type="float" office:value="7.29" calcext:value-type="float">
            <text:p>7.29</text:p>
          </table:table-cell>
          <table:table-cell office:value-type="string" calcext:value-type="string">
            <text:p>&amp;</text:p>
          </table:table-cell>
          <table:table-cell table:formula="of:=[$ProgramsInfo_Info.G28]" office:value-type="float" office:value="342" calcext:value-type="float">
            <text:p>342</text:p>
          </table:table-cell>
          <table:table-cell office:value-type="string" calcext:value-type="string">
            <text:p>&amp;</text:p>
          </table:table-cell>
          <table:table-cell table:formula="of:=[$ProgramsInfo_Info.H28]" office:value-type="float" office:value="7.04" calcext:value-type="float">
            <text:p>7.04</text:p>
          </table:table-cell>
          <table:table-cell office:value-type="string" calcext:value-type="string">
            <text:p>&amp;</text:p>
          </table:table-cell>
          <table:table-cell table:formula="of:=[$ProgramsInfo_Info.I28]" office:value-type="float" office:value="29" calcext:value-type="float">
            <text:p>29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\textbf{Minimum} </text:p>
          </table:table-cell>
          <table:table-cell office:value-type="string" calcext:value-type="string">
            <text:p>&amp;</text:p>
          </table:table-cell>
          <table:table-cell table:formula="of:= &quot;\textbf{&quot; &amp; MIN([.E$10:.E$36]) &amp; &quot;}&quot;" office:value-type="string" office:string-value="\textbf{1}" calcext:value-type="string">
            <text:p>\textbf{1}</text:p>
          </table:table-cell>
          <table:table-cell office:value-type="string" calcext:value-type="string">
            <text:p>&amp;</text:p>
          </table:table-cell>
          <table:table-cell table:formula="of:= &quot;\textbf{&quot; &amp; MIN([.G$10:.G$36]) &amp; &quot;}&quot;" office:value-type="string" office:string-value="\textbf{9}" calcext:value-type="string">
            <text:p>\textbf{9}</text:p>
          </table:table-cell>
          <table:table-cell office:value-type="string" calcext:value-type="string">
            <text:p>&amp;</text:p>
          </table:table-cell>
          <table:table-cell table:formula="of:= &quot;\textbf{&quot; &amp; MIN([.I$10:.I$36]) &amp; &quot;}&quot;" office:value-type="string" office:string-value="\textbf{104}" calcext:value-type="string">
            <text:p>\textbf{104}</text:p>
          </table:table-cell>
          <table:table-cell office:value-type="string" calcext:value-type="string">
            <text:p>&amp;</text:p>
          </table:table-cell>
          <table:table-cell table:formula="of:= &quot;\textbf{&quot; &amp; MIN([.K$10:.K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IN([.M$10:.M$36]) &amp; &quot;}&quot;" office:value-type="string" office:string-value="\textbf{1.17}" calcext:value-type="string">
            <text:p>\textbf{1.17}</text:p>
          </table:table-cell>
          <table:table-cell office:value-type="string" calcext:value-type="string">
            <text:p>&amp;</text:p>
          </table:table-cell>
          <table:table-cell table:formula="of:= &quot;\textbf{&quot; &amp; MIN([.O$10:.O$36]) &amp; &quot;}&quot;" office:value-type="string" office:string-value="\textbf{3}" calcext:value-type="string">
            <text:p>\textbf{3}</text:p>
          </table:table-cell>
          <table:table-cell office:value-type="string" calcext:value-type="string">
            <text:p>&amp;</text:p>
          </table:table-cell>
          <table:table-cell table:formula="of:= &quot;\textbf{&quot; &amp; MIN([.Q$10:.Q$36]) &amp; &quot;}&quot;" office:value-type="string" office:string-value="\textbf{2.24}" calcext:value-type="string">
            <text:p>\textbf{2.24}</text:p>
          </table:table-cell>
          <table:table-cell office:value-type="string" calcext:value-type="string">
            <text:p>&amp;</text:p>
          </table:table-cell>
          <table:table-cell table:formula="of:= &quot;\textbf{&quot; &amp; MIN([.S$10:.S$36]) &amp; &quot;}&quot;" office:value-type="string" office:string-value="\textbf{5}" calcext:value-type="string">
            <text:p>\textbf{5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bf{Maximum} 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S$10:.S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bf{Mean} </text:p>
          </table:table-cell>
          <table:table-cell office:value-type="string" calcext:value-type="string">
            <text:p>&amp;</text:p>
          </table:table-cell>
          <table:table-cell table:formula="of:= &quot;\textbf{&quot; &amp; AVERAGE([.E$10:.E$36]) &amp; &quot;}&quot;" office:value-type="string" office:string-value="\textbf{1.81481481481482}" calcext:value-type="string">
            <text:p>\textbf{1.81481481481482}</text:p>
          </table:table-cell>
          <table:table-cell office:value-type="string" calcext:value-type="string">
            <text:p>&amp;</text:p>
          </table:table-cell>
          <table:table-cell table:formula="of:= &quot;\textbf{&quot; &amp; AVERAGE([.G$10:.G$36]) &amp; &quot;}&quot;" office:value-type="string" office:string-value="\textbf{31.7777777777778}" calcext:value-type="string">
            <text:p>\textbf{31.7777777777778}</text:p>
          </table:table-cell>
          <table:table-cell office:value-type="string" calcext:value-type="string">
            <text:p>&amp;</text:p>
          </table:table-cell>
          <table:table-cell table:formula="of:= &quot;\textbf{&quot; &amp; AVERAGE([.I$10:.I$36]) &amp; &quot;}&quot;" office:value-type="string" office:string-value="\textbf{867.074074074074}" calcext:value-type="string">
            <text:p>\textbf{867.074074074074}</text:p>
          </table:table-cell>
          <table:table-cell office:value-type="string" calcext:value-type="string">
            <text:p>&amp;</text:p>
          </table:table-cell>
          <table:table-cell table:formula="of:= &quot;\textbf{&quot; &amp; AVERAGE([.K$10:.K$36]) &amp; &quot;}&quot;" office:value-type="string" office:string-value="\textbf{61.5185185185185}" calcext:value-type="string">
            <text:p>\textbf{61.5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M$10:.M$36]) &amp; &quot;}&quot;" office:value-type="string" office:string-value="\textbf{7.54185185185185}" calcext:value-type="string">
            <text:p>\textbf{7.54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O$10:.O$36]) &amp; &quot;}&quot;" office:value-type="string" office:string-value="\textbf{74.2592592592593}" calcext:value-type="string">
            <text:p>\textbf{74.2592592592593}</text:p>
          </table:table-cell>
          <table:table-cell office:value-type="string" calcext:value-type="string">
            <text:p>&amp;</text:p>
          </table:table-cell>
          <table:table-cell table:formula="of:= &quot;\textbf{&quot; &amp; AVERAGE([.Q$10:.Q$36]) &amp; &quot;}&quot;" office:value-type="string" office:string-value="\textbf{8.26851851851852}" calcext:value-type="string">
            <text:p>\textbf{8.26851851851852}</text:p>
          </table:table-cell>
          <table:table-cell office:value-type="string" calcext:value-type="string">
            <text:p>&amp;</text:p>
          </table:table-cell>
          <table:table-cell table:formula="of:= &quot;\textbf{&quot; &amp; AVERAGE([.S$10:.S$36]) &amp; &quot;}&quot;" office:value-type="string" office:string-value="\textbf{13.7777777777778}" calcext:value-type="string">
            <text:p>\textbf{13.7777777777778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bf{Total} 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S$10:.S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3"/>
        </table:table-row>
      </table:table>
      <table:table table:name="bestParameterForEachClassifierEachProgram.tex" table:style-name="ta1">
        <table:table-column table:style-name="co13" table:default-cell-style-name="Default"/>
        <table:table-column table:style-name="co14" table:number-columns-repeated="5" table:default-cell-style-name="Default"/>
        <table:table-column table:style-name="co14" table:default-cell-style-name="ce2"/>
        <table:table-column table:style-name="co14" table:default-cell-style-name="Default"/>
        <table:table-column table:style-name="co14" table:default-cell-style-name="ce2"/>
        <table:table-column table:style-name="co14" table:default-cell-style-name="Default"/>
        <table:table-column table:style-name="co14" table:default-cell-style-name="ce2"/>
        <table:table-column table:style-name="co4" table:default-cell-style-name="Default"/>
        <table:table-column table:style-name="co15" table:number-columns-repeated="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7" table:number-rows-spanned="1">
            <text:p>\caption{Best classifier parameters for each program}</text:p>
          </table:table-cell>
          <table:covered-table-cell table:number-columns-repeated="4"/>
          <table:covered-table-cell table:style-name="Default"/>
          <table:covered-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\label{table:bestParameterForEachClassifierEachProgram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\resizebox{\columnwidth}{!}{%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%\resizebox{!}{0.5\textheight}{%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\begin{tabular}{ll||r|r|r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\textbf{ID do Programa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KNN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DT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RF} </text:p>
          </table:table-cell>
          <table:table-cell office:value-type="string" calcext:value-type="string">
            <text:p>\\ \hline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4"/>
          <table:table-cell table:style-name="ce3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4"/>
          <table:table-cell table:style-name="ce3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3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3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3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3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4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Metrics.O4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4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5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5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5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5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6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Metrics.E6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6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6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O6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6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7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7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7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7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7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8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[$ProgramsInfo_Metrics.E8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8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8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8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9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9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9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Metrics.O9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9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E10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0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0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Metrics.O10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0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1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1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1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1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1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2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2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2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3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3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3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3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E1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4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O14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4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5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5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5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5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16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6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6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6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7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Metrics.E17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7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7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Metrics.O17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7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8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Metrics.E18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8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18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8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19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Metrics.E19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19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1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Metrics.O19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19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0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0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0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0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0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0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1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1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1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1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1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2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2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2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AB22]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[$ProgramsInfo_Metrics.M22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Metrics.E23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3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3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3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4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4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4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4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5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5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5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5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6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6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6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6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7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7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7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7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7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G2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Metrics.E28]"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table:formula="of:=[$ProgramsInfo_Metrics.C28]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Q2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Metrics.O28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Metrics.M28]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08:54:26.515995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5:31:20.862115008</meta:creation-date>
    <dc:date>2020-02-14T09:51:12.064531439</dc:date>
    <meta:editing-duration>PT5H23M34S</meta:editing-duration>
    <meta:editing-cycles>23</meta:editing-cycles>
    <meta:generator>LibreOffice/6.3.4.2$Linux_X86_64 LibreOffice_project/30$Build-2</meta:generator>
    <meta:document-statistic meta:table-count="4" meta:cell-count="1987" meta:object-count="0"/>
  </office:meta>
</office:document-meta>
</file>